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84pt"/>
    </style:style>
    <style:style style:name="co3" style:family="table-column">
      <style:table-column-properties fo:break-before="auto" style:column-width="48.95pt"/>
    </style:style>
    <style:style style:name="co4" style:family="table-column">
      <style:table-column-properties fo:break-before="auto" style:column-width="39.91pt"/>
    </style:style>
    <style:style style:name="co5" style:family="table-column">
      <style:table-column-properties fo:break-before="auto" style:column-width="65.25pt"/>
    </style:style>
    <style:style style:name="co6" style:family="table-column">
      <style:table-column-properties fo:break-before="auto" style:column-width="92.15pt"/>
    </style:style>
    <style:style style:name="co7" style:family="table-column">
      <style:table-column-properties fo:break-before="auto" style:column-width="55.39pt"/>
    </style:style>
    <style:style style:name="co8" style:family="table-column">
      <style:table-column-properties fo:break-before="auto" style:column-width="58.65pt"/>
    </style:style>
    <style:style style:name="co9" style:family="table-column">
      <style:table-column-properties fo:break-before="auto" style:column-width="43.14pt"/>
    </style:style>
    <style:style style:name="co10" style:family="table-column">
      <style:table-column-properties fo:break-before="auto" style:column-width="42.35pt"/>
    </style:style>
    <style:style style:name="co11" style:family="table-column">
      <style:table-column-properties fo:break-before="auto" style:column-width="128.89pt"/>
    </style:style>
    <style:style style:name="co12" style:family="table-column">
      <style:table-column-properties fo:break-before="auto" style:column-width="408.76pt"/>
    </style:style>
    <style:style style:name="co13" style:family="table-column">
      <style:table-column-properties fo:break-before="auto" style:column-width="176.26pt"/>
    </style:style>
    <style:style style:name="co14" style:family="table-column">
      <style:table-column-properties fo:break-before="auto" style:column-width="97.09pt"/>
    </style:style>
    <style:style style:name="co15" style:family="table-column">
      <style:table-column-properties fo:break-before="auto" style:column-width="50.51pt"/>
    </style:style>
    <style:style style:name="co16" style:family="table-column">
      <style:table-column-properties fo:break-before="auto" style:column-width="26.05pt"/>
    </style:style>
    <style:style style:name="co17" style:family="table-column">
      <style:table-column-properties fo:break-before="auto" style:column-width="59.5pt"/>
    </style:style>
    <style:style style:name="co18" style:family="table-column">
      <style:table-column-properties fo:break-before="auto" style:column-width="33.36pt"/>
    </style:style>
    <style:style style:name="co19" style:family="table-column">
      <style:table-column-properties fo:break-before="auto" style:column-width="53.74pt"/>
    </style:style>
    <style:style style:name="co20" style:family="table-column">
      <style:table-column-properties fo:break-before="auto" style:column-width="39.09pt"/>
    </style:style>
    <style:style style:name="co21" style:family="table-column">
      <style:table-column-properties fo:break-before="auto" style:column-width="356.54pt"/>
    </style:style>
    <style:style style:name="co22" style:family="table-column">
      <style:table-column-properties fo:break-before="auto" style:column-width="57.06pt"/>
    </style:style>
    <style:style style:name="co23" style:family="table-column">
      <style:table-column-properties fo:break-before="auto" style:column-width="35.01pt"/>
    </style:style>
    <style:style style:name="co24" style:family="table-column">
      <style:table-column-properties fo:break-before="auto" style:column-width="56.21pt"/>
    </style:style>
    <style:style style:name="co25" style:family="table-column">
      <style:table-column-properties fo:break-before="auto" style:column-width="84.81pt"/>
    </style:style>
    <style:style style:name="co26" style:family="table-column">
      <style:table-column-properties fo:break-before="auto" style:column-width="97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>
      <style:text-properties style:text-position="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propietarios" table:style-name="ta1">
        <table:table-column table:style-name="co1" table:default-cell-style-name="Default"/>
        <table:table-row table:style-name="ro1">
          <table:table-cell/>
        </table:table-row>
      </table:table>
      <table:table table:name="aptos-propietarios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2"/>
        <table:table-column table:style-name="co1" table:number-columns-repeated="7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nivel</text:p>
          </table:table-cell>
          <table:table-cell office:value-type="string" calcext:value-type="string">
            <text:p>cantidad_banios</text:p>
          </table:table-cell>
          <table:table-cell/>
          <table:table-cell office:value-type="string" calcext:value-type="string">
            <text:p>metros_cuadrados</text:p>
          </table:table-cell>
          <table:table-cell office:value-type="string" calcext:value-type="string">
            <text:p>ambientes</text:p>
          </table:table-cell>
          <table:table-cell office:value-type="string" calcext:value-type="string">
            <text:p>dormitorios</text:p>
          </table:table-cell>
          <table:table-cell office:value-type="string" calcext:value-type="string">
            <text:p>torre_id</text:p>
          </table:table-cell>
          <table:table-cell office:value-type="string" calcext:value-type="string">
            <text:p>user_i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aporte</text:p>
          </table:table-cell>
          <table:table-cell office:value-type="string" calcext:value-type="string">
            <text:p>cedula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leted_at</text:p>
          </table:table-cell>
          <table:table-cell office:value-type="string" calcext:value-type="string">
            <text:p>remember_token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6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I LAL PAL</text:p>
          </table:table-cell>
          <table:table-cell table:formula="of:=CONCATENATE(&quot;usuario&quot;;[.L2])" office:value-type="string" office:string-value="usuario1" calcext:value-type="string">
            <text:p>usuario1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6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CARLOS VELIZ FERNANDEZ, MARIA MARGARITA MARTIN DE VELIZ</text:p>
          </table:table-cell>
          <table:table-cell table:formula="of:=CONCATENATE(&quot;usuario&quot;;[.L3])" office:value-type="string" office:string-value="usuario2" calcext:value-type="string">
            <text:p>usuario2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6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WAVES 6C, S.A.</text:p>
          </table:table-cell>
          <table:table-cell table:formula="of:=CONCATENATE(&quot;usuario&quot;;[.L4])" office:value-type="string" office:string-value="usuario3" calcext:value-type="string">
            <text:p>usuario3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6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MOTORA CARIBE,S.A.</text:p>
          </table:table-cell>
          <table:table-cell table:formula="of:=CONCATENATE(&quot;usuario&quot;;[.L5])" office:value-type="string" office:string-value="usuario4" calcext:value-type="string">
            <text:p>usuario4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7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OLFO ENRIQUE CORONA SALAS </text:p>
          </table:table-cell>
          <table:table-cell table:formula="of:=CONCATENATE(&quot;usuario&quot;;[.L6])" office:value-type="string" office:string-value="usuario5" calcext:value-type="string">
            <text:p>usuario5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7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EJANDRA PALACIOS GINNARI</text:p>
          </table:table-cell>
          <table:table-cell table:formula="of:=CONCATENATE(&quot;usuario&quot;;[.L7])" office:value-type="string" office:string-value="usuario6" calcext:value-type="string">
            <text:p>usuario6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7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CAR LAHUERTA ALMAZAN, CELIA LAHUERTA ALMAZAN</text:p>
          </table:table-cell>
          <table:table-cell table:formula="of:=CONCATENATE(&quot;usuario&quot;;[.L8])" office:value-type="string" office:string-value="usuario7" calcext:value-type="string">
            <text:p>usuario7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7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MES GABRIEL SULTAN</text:p>
          </table:table-cell>
          <table:table-cell table:formula="of:=CONCATENATE(&quot;usuario&quot;;[.L9])" office:value-type="string" office:string-value="usuario8" calcext:value-type="string">
            <text:p>usuario8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IAN ROBERT TECLAW</text:p>
          </table:table-cell>
          <table:table-cell table:formula="of:=CONCATENATE(&quot;usuario&quot;;[.L10])" office:value-type="string" office:string-value="usuario9" calcext:value-type="string">
            <text:p>usuario9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ELARA,S.A.</text:p>
          </table:table-cell>
          <table:table-cell table:formula="of:=CONCATENATE(&quot;usuario&quot;;[.L11])" office:value-type="string" office:string-value="usuario10" calcext:value-type="string">
            <text:p>usuario10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TA GUILLEN DE ROIG, RAMON ORLANDO ROIG DUMONT</text:p>
          </table:table-cell>
          <table:table-cell table:formula="of:=CONCATENATE(&quot;usuario&quot;;[.L12])" office:value-type="string" office:string-value="usuario11" calcext:value-type="string">
            <text:p>usuario11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8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CTOR GALASO</text:p>
          </table:table-cell>
          <table:table-cell table:formula="of:=CONCATENATE(&quot;usuario&quot;;[.L13])" office:value-type="string" office:string-value="usuario12" calcext:value-type="string">
            <text:p>usuario12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9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BERTO JACINTO CHOCKEE LOPEZ</text:p>
          </table:table-cell>
          <table:table-cell table:formula="of:=CONCATENATE(&quot;usuario&quot;;[.L14])" office:value-type="string" office:string-value="usuario13" calcext:value-type="string">
            <text:p>usuario13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9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CAR LAHUERTA ALMAZAN</text:p>
          </table:table-cell>
          <table:table-cell table:formula="of:=CONCATENATE(&quot;usuario&quot;;[.L15])" office:value-type="string" office:string-value="usuario14" calcext:value-type="string">
            <text:p>usuario14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9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AETANO CURIA</text:p>
          </table:table-cell>
          <table:table-cell table:formula="of:=CONCATENATE(&quot;usuario&quot;;[.L16])" office:value-type="string" office:string-value="usuario15" calcext:value-type="string">
            <text:p>usuario15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9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ETANO CURIA</text:p>
          </table:table-cell>
          <table:table-cell table:formula="of:=CONCATENATE(&quot;usuario&quot;;[.L17])" office:value-type="string" office:string-value="usuario16" calcext:value-type="string">
            <text:p>usuario16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AMSES FRANCIS VEGA MURILLO, FATIMA LISSET BEITIA ARAUZ</text:p>
          </table:table-cell>
          <table:table-cell table:formula="of:=CONCATENATE(&quot;usuario&quot;;[.L18])" office:value-type="string" office:string-value="usuario17" calcext:value-type="string">
            <text:p>usuario17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RIANELLA JOSEFINA BETANCOURT DE RUIZ </text:p>
          </table:table-cell>
          <table:table-cell table:formula="of:=CONCATENATE(&quot;usuario&quot;;[.L19])" office:value-type="string" office:string-value="usuario18" calcext:value-type="string">
            <text:p>usuario18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0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UIS ALFREDO NAVAS GARCIA</text:p>
          </table:table-cell>
          <table:table-cell table:formula="of:=CONCATENATE(&quot;usuario&quot;;[.L20])" office:value-type="string" office:string-value="usuario19" calcext:value-type="string">
            <text:p>usuario19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CTORIA KOUZNETSOVA</text:p>
          </table:table-cell>
          <table:table-cell table:formula="of:=CONCATENATE(&quot;usuario&quot;;[.L21])" office:value-type="string" office:string-value="usuario20" calcext:value-type="string">
            <text:p>usuario20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DUARDO ALBERTO HUN TAM</text:p>
          </table:table-cell>
          <table:table-cell table:formula="of:=CONCATENATE(&quot;usuario&quot;;[.L22])" office:value-type="string" office:string-value="usuario21" calcext:value-type="string">
            <text:p>usuario21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1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NTEL PATEL</text:p>
          </table:table-cell>
          <table:table-cell table:formula="of:=CONCATENATE(&quot;usuario&quot;;[.L23])" office:value-type="string" office:string-value="usuario22" calcext:value-type="string">
            <text:p>usuario22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1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ELIA LAHUERTA ALMAZAN</text:p>
          </table:table-cell>
          <table:table-cell table:formula="of:=CONCATENATE(&quot;usuario&quot;;[.L24])" office:value-type="string" office:string-value="usuario23" calcext:value-type="string">
            <text:p>usuario23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1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MES GABRIEL SULTAN</text:p>
          </table:table-cell>
          <table:table-cell table:formula="of:=CONCATENATE(&quot;usuario&quot;;[.L25])" office:value-type="string" office:string-value="usuario24" calcext:value-type="string">
            <text:p>usuario24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FONSO VICTORIA GOMEZ</text:p>
          </table:table-cell>
          <table:table-cell table:formula="of:=CONCATENATE(&quot;usuario&quot;;[.L26])" office:value-type="string" office:string-value="usuario25" calcext:value-type="string">
            <text:p>usuario25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2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ENJAMIN FRANKLIN BONFANTI</text:p>
          </table:table-cell>
          <table:table-cell table:formula="of:=CONCATENATE(&quot;usuario&quot;;[.L27])" office:value-type="string" office:string-value="usuario26" calcext:value-type="string">
            <text:p>usuario26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2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AWAVES PANAMA, CORP.</text:p>
          </table:table-cell>
          <table:table-cell table:formula="of:=CONCATENATE(&quot;usuario&quot;;[.L28])" office:value-type="string" office:string-value="usuario27" calcext:value-type="string">
            <text:p>usuario27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2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EXEY FIMANOV</text:p>
          </table:table-cell>
          <table:table-cell table:formula="of:=CONCATENATE(&quot;usuario&quot;;[.L29])" office:value-type="string" office:string-value="usuario28" calcext:value-type="string">
            <text:p>usuario28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3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ILO ANDRES PINILLA DAZA, DILSA LORENA CRUZ SAAVEDRA</text:p>
          </table:table-cell>
          <table:table-cell table:formula="of:=CONCATENATE(&quot;usuario&quot;;[.L30])" office:value-type="string" office:string-value="usuario29" calcext:value-type="string">
            <text:p>usuario29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3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W RENTAL, S.A.</text:p>
          </table:table-cell>
          <table:table-cell table:formula="of:=CONCATENATE(&quot;usuario&quot;;[.L31])" office:value-type="string" office:string-value="usuario30" calcext:value-type="string">
            <text:p>usuario30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3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AWEAVES 13C, S.A.</text:p>
          </table:table-cell>
          <table:table-cell table:formula="of:=CONCATENATE(&quot;usuario&quot;;[.L32])" office:value-type="string" office:string-value="usuario31" calcext:value-type="string">
            <text:p>usuario31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3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CB TRUST CORP</text:p>
          </table:table-cell>
          <table:table-cell table:formula="of:=CONCATENATE(&quot;usuario&quot;;[.L33])" office:value-type="string" office:string-value="usuario32" calcext:value-type="string">
            <text:p>usuario32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4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W RENTALS, S.A.</text:p>
          </table:table-cell>
          <table:table-cell table:formula="of:=CONCATENATE(&quot;usuario&quot;;[.L34])" office:value-type="string" office:string-value="usuario33" calcext:value-type="string">
            <text:p>usuario33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4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UL CHANG RIVAS</text:p>
          </table:table-cell>
          <table:table-cell table:formula="of:=CONCATENATE(&quot;usuario&quot;;[.L35])" office:value-type="string" office:string-value="usuario34" calcext:value-type="string">
            <text:p>usuario34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4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CRIS,S.A.</text:p>
          </table:table-cell>
          <table:table-cell table:formula="of:=CONCATENATE(&quot;usuario&quot;;[.L36])" office:value-type="string" office:string-value="usuario35" calcext:value-type="string">
            <text:p>usuario35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4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AWAVES 14D, S.A.,</text:p>
          </table:table-cell>
          <table:table-cell table:formula="of:=CONCATENATE(&quot;usuario&quot;;[.L37])" office:value-type="string" office:string-value="usuario36" calcext:value-type="string">
            <text:p>usuario36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5A</text:p>
          </table:table-cell>
          <table:table-cell table:number-columns-repeated="3"/>
          <table:table-cell office:value-type="float" office:value="129.48" calcext:value-type="float">
            <text:p>129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RCOS DE AGUA S.A.</text:p>
          </table:table-cell>
          <table:table-cell table:formula="of:=CONCATENATE(&quot;usuario&quot;;[.L38])" office:value-type="string" office:string-value="usuario37" calcext:value-type="string">
            <text:p>usuario37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94.22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5B</text:p>
          </table:table-cell>
          <table:table-cell table:number-columns-repeated="3"/>
          <table:table-cell office:value-type="float" office:value="129.93" calcext:value-type="float">
            <text:p>129.93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6 WAVES ,S.A.</text:p>
          </table:table-cell>
          <table:table-cell table:formula="of:=CONCATENATE(&quot;usuario&quot;;[.L39])" office:value-type="string" office:string-value="usuario38" calcext:value-type="string">
            <text:p>usuario38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94.90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5C</text:p>
          </table:table-cell>
          <table:table-cell table:number-columns-repeated="3"/>
          <table:table-cell office:value-type="float" office:value="109.77" calcext:value-type="float">
            <text:p>109.77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VERSIONES EL ANCLA PANAMA, S.A.</text:p>
          </table:table-cell>
          <table:table-cell table:formula="of:=CONCATENATE(&quot;usuario&quot;;[.L40])" office:value-type="string" office:string-value="usuario39" calcext:value-type="string">
            <text:p>usuario39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64.66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5D</text:p>
          </table:table-cell>
          <table:table-cell table:number-columns-repeated="3"/>
          <table:table-cell office:value-type="float" office:value="109.04" calcext:value-type="float">
            <text:p>109.04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ORGE LUIS LOPEZ PEREZ</text:p>
          </table:table-cell>
          <table:table-cell table:formula="of:=CONCATENATE(&quot;usuario&quot;;[.L41])" office:value-type="string" office:string-value="usuario40" calcext:value-type="string">
            <text:p>usuario40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63.56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6A</text:p>
          </table:table-cell>
          <table:table-cell table:number-columns-repeated="3"/>
          <table:table-cell office:value-type="float" office:value="129.48" calcext:value-type="float">
            <text:p>129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ROMOTORA CARIBE, S.A.</text:p>
          </table:table-cell>
          <table:table-cell table:formula="of:=CONCATENATE(&quot;usuario&quot;;[.L42])" office:value-type="string" office:string-value="usuario41" calcext:value-type="string">
            <text:p>usuario41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94.22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6B</text:p>
          </table:table-cell>
          <table:table-cell table:number-columns-repeated="3"/>
          <table:table-cell office:value-type="float" office:value="129.93" calcext:value-type="float">
            <text:p>129.93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HEN PROPERTY, INC.,</text:p>
          </table:table-cell>
          <table:table-cell table:formula="of:=CONCATENATE(&quot;usuario&quot;;[.L43])" office:value-type="string" office:string-value="usuario42" calcext:value-type="string">
            <text:p>usuario42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94.90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6C</text:p>
          </table:table-cell>
          <table:table-cell table:number-columns-repeated="3"/>
          <table:table-cell office:value-type="float" office:value="109.77" calcext:value-type="float">
            <text:p>109.77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AWAVES 16C,S.A.</text:p>
          </table:table-cell>
          <table:table-cell table:formula="of:=CONCATENATE(&quot;usuario&quot;;[.L44])" office:value-type="string" office:string-value="usuario43" calcext:value-type="string">
            <text:p>usuario43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64.66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6D</text:p>
          </table:table-cell>
          <table:table-cell table:number-columns-repeated="3"/>
          <table:table-cell office:value-type="float" office:value="109.04" calcext:value-type="float">
            <text:p>109.04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ABRIELA ANGELINA ULLOA VALDES</text:p>
          </table:table-cell>
          <table:table-cell table:formula="of:=CONCATENATE(&quot;usuario&quot;;[.L45])" office:value-type="string" office:string-value="usuario44" calcext:value-type="string">
            <text:p>usuario44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63.56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7A</text:p>
          </table:table-cell>
          <table:table-cell table:number-columns-repeated="3"/>
          <table:table-cell office:value-type="float" office:value="129.48" calcext:value-type="float">
            <text:p>129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EITNER GONZALEZ CAZORLA</text:p>
          </table:table-cell>
          <table:table-cell table:formula="of:=CONCATENATE(&quot;usuario&quot;;[.L46])" office:value-type="string" office:string-value="usuario45" calcext:value-type="string">
            <text:p>usuario45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94.22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7B</text:p>
          </table:table-cell>
          <table:table-cell table:number-columns-repeated="3"/>
          <table:table-cell office:value-type="float" office:value="129.93" calcext:value-type="float">
            <text:p>129.93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SCAR LAHUERTA ALMAZAN, CELIA LAHUERTA ALMANZAN</text:p>
          </table:table-cell>
          <table:table-cell table:formula="of:=CONCATENATE(&quot;usuario&quot;;[.L47])" office:value-type="string" office:string-value="usuario46" calcext:value-type="string">
            <text:p>usuario46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94.90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7C</text:p>
          </table:table-cell>
          <table:table-cell table:number-columns-repeated="3"/>
          <table:table-cell office:value-type="float" office:value="109.77" calcext:value-type="float">
            <text:p>109.77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ALERIA ROSALES PADILLA</text:p>
          </table:table-cell>
          <table:table-cell table:formula="of:=CONCATENATE(&quot;usuario&quot;;[.L48])" office:value-type="string" office:string-value="usuario47" calcext:value-type="string">
            <text:p>usuario47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64.66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7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NRICO GUIDI</text:p>
          </table:table-cell>
          <table:table-cell table:formula="of:=CONCATENATE(&quot;usuario&quot;;[.L49])" office:value-type="string" office:string-value="usuario48" calcext:value-type="string">
            <text:p>usuario48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8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SCAR LAHUERTA ALMAZAN, CELIA LAHUERTA ALMAZAN</text:p>
          </table:table-cell>
          <table:table-cell table:formula="of:=CONCATENATE(&quot;usuario&quot;;[.L50])" office:value-type="string" office:string-value="usuario49" calcext:value-type="string">
            <text:p>usuario49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8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LU CHEN, KATIA CHEN ZHENG</text:p>
          </table:table-cell>
          <table:table-cell table:formula="of:=CONCATENATE(&quot;usuario&quot;;[.L51])" office:value-type="string" office:string-value="usuario50" calcext:value-type="string">
            <text:p>usuario50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8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SIREE DE LA ESPIRELLA</text:p>
          </table:table-cell>
          <table:table-cell table:formula="of:=CONCATENATE(&quot;usuario&quot;;[.L52])" office:value-type="string" office:string-value="usuario51" calcext:value-type="string">
            <text:p>usuario51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8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NDIRA ODILIA RICHARDS RUIZ, VERNE GILMORE RICHARDS HEWITT</text:p>
          </table:table-cell>
          <table:table-cell table:formula="of:=CONCATENATE(&quot;usuario&quot;;[.L53])" office:value-type="string" office:string-value="usuario52" calcext:value-type="string">
            <text:p>usuario52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9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SEAWAVES 19A CORP.</text:p>
          </table:table-cell>
          <table:table-cell table:formula="of:=CONCATENATE(&quot;usuario&quot;;[.L54])" office:value-type="string" office:string-value="usuario53" calcext:value-type="string">
            <text:p>usuario53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9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HE SEAWAVES 19.B CORP.</text:p>
          </table:table-cell>
          <table:table-cell table:formula="of:=CONCATENATE(&quot;usuario&quot;;[.L55])" office:value-type="string" office:string-value="usuario54" calcext:value-type="string">
            <text:p>usuario54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9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MA SW,S.A</text:p>
          </table:table-cell>
          <table:table-cell table:formula="of:=CONCATENATE(&quot;usuario&quot;;[.L56])" office:value-type="string" office:string-value="usuario55" calcext:value-type="string">
            <text:p>usuario55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9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UNDACION LOS CANEYES</text:p>
          </table:table-cell>
          <table:table-cell table:formula="of:=CONCATENATE(&quot;usuario&quot;;[.L57])" office:value-type="string" office:string-value="usuario56" calcext:value-type="string">
            <text:p>usuario56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ALDIR ALFONSO MONTUFAR BARRERA</text:p>
          </table:table-cell>
          <table:table-cell table:formula="of:=CONCATENATE(&quot;usuario&quot;;[.L58])" office:value-type="string" office:string-value="usuario57" calcext:value-type="string">
            <text:p>usuario57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RIA DE LA LUZ LEAL QUINTANILLA, ROLANDO GABRIEL ABREGO BAL</text:p>
          </table:table-cell>
          <table:table-cell table:formula="of:=CONCATENATE(&quot;usuario&quot;;[.L59])" office:value-type="string" office:string-value="usuario58" calcext:value-type="string">
            <text:p>usuario58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DWIN ABDIEL CEDEÑO VILLARREAL</text:p>
          </table:table-cell>
          <table:table-cell table:formula="of:=CONCATENATE(&quot;usuario&quot;;[.L60])" office:value-type="string" office:string-value="usuario59" calcext:value-type="string">
            <text:p>usuario59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A MAE DELGADO ALVARADO</text:p>
          </table:table-cell>
          <table:table-cell table:formula="of:=CONCATENATE(&quot;usuario&quot;;[.L61])" office:value-type="string" office:string-value="usuario60" calcext:value-type="string">
            <text:p>usuario60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1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AVES 21,A., S.A.</text:p>
          </table:table-cell>
          <table:table-cell table:formula="of:=CONCATENATE(&quot;usuario&quot;;[.L62])" office:value-type="string" office:string-value="usuario61" calcext:value-type="string">
            <text:p>usuario61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1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OSE ANTONIO LORENZO PALMA, GABRIELA ELISA APARICIO OSES</text:p>
          </table:table-cell>
          <table:table-cell table:formula="of:=CONCATENATE(&quot;usuario&quot;;[.L63])" office:value-type="string" office:string-value="usuario62" calcext:value-type="string">
            <text:p>usuario62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1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NAN OKUR</text:p>
          </table:table-cell>
          <table:table-cell table:formula="of:=CONCATENATE(&quot;usuario&quot;;[.L64])" office:value-type="string" office:string-value="usuario63" calcext:value-type="string">
            <text:p>usuario63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1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IN HONG SUN, MEIXIAN ZHANG</text:p>
          </table:table-cell>
          <table:table-cell table:formula="of:=CONCATENATE(&quot;usuario&quot;;[.L65])" office:value-type="string" office:string-value="usuario64" calcext:value-type="string">
            <text:p>usuario64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2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UNDACION TORRIMAE</text:p>
          </table:table-cell>
          <table:table-cell table:formula="of:=CONCATENATE(&quot;usuario&quot;;[.L66])" office:value-type="string" office:string-value="usuario65" calcext:value-type="string">
            <text:p>usuario65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2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E SEAWAVES 22B CORP.</text:p>
          </table:table-cell>
          <table:table-cell table:formula="of:=CONCATENATE(&quot;usuario&quot;;[.L67])" office:value-type="string" office:string-value="usuario66" calcext:value-type="string">
            <text:p>usuario66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2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ROMOTORA CARIBE,S.A.</text:p>
          </table:table-cell>
          <table:table-cell table:formula="of:=CONCATENATE(&quot;usuario&quot;;[.L68])" office:value-type="string" office:string-value="usuario67" calcext:value-type="string">
            <text:p>usuario67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2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AFAEL GUARISMA AGUILAR</text:p>
          </table:table-cell>
          <table:table-cell table:formula="of:=CONCATENATE(&quot;usuario&quot;;[.L69])" office:value-type="string" office:string-value="usuario68" calcext:value-type="string">
            <text:p>usuario68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3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OFUER FOUNDATION.</text:p>
          </table:table-cell>
          <table:table-cell table:formula="of:=CONCATENATE(&quot;usuario&quot;;[.L70])" office:value-type="string" office:string-value="usuario69" calcext:value-type="string">
            <text:p>usuario69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OMOTORA CARIBE, S.A.</text:p>
          </table:table-cell>
          <table:table-cell table:formula="of:=CONCATENATE(&quot;usuario&quot;;[.L71])" office:value-type="string" office:string-value="usuario70" calcext:value-type="string">
            <text:p>usuario70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3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STEBAN SEBASTIAN GARCIA., MARINA PAULA JUANES</text:p>
          </table:table-cell>
          <table:table-cell table:formula="of:=CONCATENATE(&quot;usuario&quot;;[.L72])" office:value-type="string" office:string-value="usuario71" calcext:value-type="string">
            <text:p>usuario71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3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RCO ANTONIO BARREIRO CONTIN</text:p>
          </table:table-cell>
          <table:table-cell table:formula="of:=CONCATENATE(&quot;usuario&quot;;[.L73])" office:value-type="string" office:string-value="usuario72" calcext:value-type="string">
            <text:p>usuario72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4A</text:p>
          </table:table-cell>
          <table:table-cell table:number-columns-repeated="3"/>
          <table:table-cell office:value-type="float" office:value="129.48" calcext:value-type="float">
            <text:p>129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ILDA MIRELLA MARTINEZ DE DE LA GUARDIA</text:p>
          </table:table-cell>
          <table:table-cell table:formula="of:=CONCATENATE(&quot;usuario&quot;;[.L74])" office:value-type="string" office:string-value="usuario73" calcext:value-type="string">
            <text:p>usuario73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94.22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4B</text:p>
          </table:table-cell>
          <table:table-cell table:number-columns-repeated="3"/>
          <table:table-cell office:value-type="float" office:value="129.93" calcext:value-type="float">
            <text:p>129.93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W RENTAL, S.A.</text:p>
          </table:table-cell>
          <table:table-cell table:formula="of:=CONCATENATE(&quot;usuario&quot;;[.L75])" office:value-type="string" office:string-value="usuario74" calcext:value-type="string">
            <text:p>usuario74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94.90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4C</text:p>
          </table:table-cell>
          <table:table-cell table:number-columns-repeated="3"/>
          <table:table-cell office:value-type="float" office:value="102.18" calcext:value-type="float">
            <text:p>102.1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BERTO BENI AYERBE, LAURA ESTEBAN AGUDO</text:p>
          </table:table-cell>
          <table:table-cell table:formula="of:=CONCATENATE(&quot;usuario&quot;;[.L76])" office:value-type="string" office:string-value="usuario75" calcext:value-type="string">
            <text:p>usuario75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3.27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4D</text:p>
          </table:table-cell>
          <table:table-cell table:number-columns-repeated="3"/>
          <table:table-cell office:value-type="float" office:value="111.63" calcext:value-type="float">
            <text:p>111.63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DREA DE RISI</text:p>
          </table:table-cell>
          <table:table-cell table:formula="of:=CONCATENATE(&quot;usuario&quot;;[.L77])" office:value-type="string" office:string-value="usuario76" calcext:value-type="string">
            <text:p>usuario76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67.45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5A</text:p>
          </table:table-cell>
          <table:table-cell table:number-columns-repeated="3"/>
          <table:table-cell office:value-type="float" office:value="129.48" calcext:value-type="float">
            <text:p>129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ERMAN IGNACIO TORRES, ZORAIDA RODRIGUEZ DE TORRES</text:p>
          </table:table-cell>
          <table:table-cell table:formula="of:=CONCATENATE(&quot;usuario&quot;;[.L78])" office:value-type="string" office:string-value="usuario77" calcext:value-type="string">
            <text:p>usuario77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94.22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5B</text:p>
          </table:table-cell>
          <table:table-cell table:number-columns-repeated="3"/>
          <table:table-cell office:value-type="float" office:value="129.93" calcext:value-type="float">
            <text:p>129.93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ENRICUS PETRUS JOHANNES MARIA LEIJTEN, GLADYS HURTADO MUÑOZ</text:p>
          </table:table-cell>
          <table:table-cell table:formula="of:=CONCATENATE(&quot;usuario&quot;;[.L79])" office:value-type="string" office:string-value="usuario78" calcext:value-type="string">
            <text:p>usuario78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94.90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5C</text:p>
          </table:table-cell>
          <table:table-cell table:number-columns-repeated="3"/>
          <table:table-cell office:value-type="float" office:value="102.18" calcext:value-type="float">
            <text:p>102.1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LAS 25 C, S.A.</text:p>
          </table:table-cell>
          <table:table-cell table:formula="of:=CONCATENATE(&quot;usuario&quot;;[.L80])" office:value-type="string" office:string-value="usuario79" calcext:value-type="string">
            <text:p>usuario79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3.27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5D</text:p>
          </table:table-cell>
          <table:table-cell table:number-columns-repeated="3"/>
          <table:table-cell office:value-type="float" office:value="111.63" calcext:value-type="float">
            <text:p>111.63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HE SEAWAVES 25D,S.A</text:p>
          </table:table-cell>
          <table:table-cell table:formula="of:=CONCATENATE(&quot;usuario&quot;;[.L81])" office:value-type="string" office:string-value="usuario80" calcext:value-type="string">
            <text:p>usuario80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67.45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6A</text:p>
          </table:table-cell>
          <table:table-cell table:number-columns-repeated="3"/>
          <table:table-cell office:value-type="float" office:value="129.48" calcext:value-type="float">
            <text:p>129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RICEL GARRIDO DE VARGAS, PASCUAL BARBARO VARGAS VILLAR</text:p>
          </table:table-cell>
          <table:table-cell table:formula="of:=CONCATENATE(&quot;usuario&quot;;[.L82])" office:value-type="string" office:string-value="usuario81" calcext:value-type="string">
            <text:p>usuario81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94.22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6B</text:p>
          </table:table-cell>
          <table:table-cell table:number-columns-repeated="3"/>
          <table:table-cell office:value-type="float" office:value="129.93" calcext:value-type="float">
            <text:p>129.93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ABRIELA ALEGRE PANAY</text:p>
          </table:table-cell>
          <table:table-cell table:formula="of:=CONCATENATE(&quot;usuario&quot;;[.L83])" office:value-type="string" office:string-value="usuario82" calcext:value-type="string">
            <text:p>usuario82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94.90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6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NSEA, INC.</text:p>
          </table:table-cell>
          <table:table-cell table:formula="of:=CONCATENATE(&quot;usuario&quot;;[.L84])" office:value-type="string" office:string-value="usuario83" calcext:value-type="string">
            <text:p>usuario83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6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NIEL ESTEBAN MENDOZA, JOHANNA MARIA HERRERA MARINO</text:p>
          </table:table-cell>
          <table:table-cell table:formula="of:=CONCATENATE(&quot;usuario&quot;;[.L85])" office:value-type="string" office:string-value="usuario84" calcext:value-type="string">
            <text:p>usuario84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7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SCAR RONALDO LEON OLIVA</text:p>
          </table:table-cell>
          <table:table-cell table:formula="of:=CONCATENATE(&quot;usuario&quot;;[.L86])" office:value-type="string" office:string-value="usuario85" calcext:value-type="string">
            <text:p>usuario85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7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ADY BIVIANA EUSSE TANGARIFE</text:p>
          </table:table-cell>
          <table:table-cell table:formula="of:=CONCATENATE(&quot;usuario&quot;;[.L87])" office:value-type="string" office:string-value="usuario86" calcext:value-type="string">
            <text:p>usuario86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7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TEL MOHANBHAI JERAM, AMAR MOHANBHAI PATEL</text:p>
          </table:table-cell>
          <table:table-cell table:formula="of:=CONCATENATE(&quot;usuario&quot;;[.L88])" office:value-type="string" office:string-value="usuario87" calcext:value-type="string">
            <text:p>usuario87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7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UNDACION MIGFRE2009</text:p>
          </table:table-cell>
          <table:table-cell table:formula="of:=CONCATENATE(&quot;usuario&quot;;[.L89])" office:value-type="string" office:string-value="usuario88" calcext:value-type="string">
            <text:p>usuario88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8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RIA LUCIA AMEGLIO VELASQUEZ</text:p>
          </table:table-cell>
          <table:table-cell table:formula="of:=CONCATENATE(&quot;usuario&quot;;[.L90])" office:value-type="string" office:string-value="usuario89" calcext:value-type="string">
            <text:p>usuario89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8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TSY CRITINA VAN PRAAG BRACHO</text:p>
          </table:table-cell>
          <table:table-cell table:formula="of:=CONCATENATE(&quot;usuario&quot;;[.L91])" office:value-type="string" office:string-value="usuario90" calcext:value-type="string">
            <text:p>usuario90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8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GUSTIN LISANDRO LOPEZ TORRES</text:p>
          </table:table-cell>
          <table:table-cell table:formula="of:=CONCATENATE(&quot;usuario&quot;;[.L92])" office:value-type="string" office:string-value="usuario91" calcext:value-type="string">
            <text:p>usuario91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8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MAIRA MICHELLE RODRIGUEZ DORATI, ROBERTO GONZALEZ JIMENEZ</text:p>
          </table:table-cell>
          <table:table-cell table:formula="of:=CONCATENATE(&quot;usuario&quot;;[.L93])" office:value-type="string" office:string-value="usuario92" calcext:value-type="string">
            <text:p>usuario92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9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DGARDO GALARZA ALTAMIRANDA, LUCIA MARGARITA RUSSO DE GALARZA</text:p>
          </table:table-cell>
          <table:table-cell table:formula="of:=CONCATENATE(&quot;usuario&quot;;[.L94])" office:value-type="string" office:string-value="usuario93" calcext:value-type="string">
            <text:p>usuario93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9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IPAKKUMAR RAMANLAL PATEL</text:p>
          </table:table-cell>
          <table:table-cell table:formula="of:=CONCATENATE(&quot;usuario&quot;;[.L95])" office:value-type="string" office:string-value="usuario94" calcext:value-type="string">
            <text:p>usuario94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9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ONATHAN JONES</text:p>
          </table:table-cell>
          <table:table-cell table:formula="of:=CONCATENATE(&quot;usuario&quot;;[.L96])" office:value-type="string" office:string-value="usuario95" calcext:value-type="string">
            <text:p>usuario95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9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SIANATLANTIC INVESTMENTS, CORP.</text:p>
          </table:table-cell>
          <table:table-cell table:formula="of:=CONCATENATE(&quot;usuario&quot;;[.L97])" office:value-type="string" office:string-value="usuario96" calcext:value-type="string">
            <text:p>usuario96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0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UNDACION LAXMI NARAYANA</text:p>
          </table:table-cell>
          <table:table-cell table:formula="of:=CONCATENATE(&quot;usuario&quot;;[.L98])" office:value-type="string" office:string-value="usuario97" calcext:value-type="string">
            <text:p>usuario97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30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CO CORPORATION.</text:p>
          </table:table-cell>
          <table:table-cell table:formula="of:=CONCATENATE(&quot;usuario&quot;;[.L99])" office:value-type="string" office:string-value="usuario98" calcext:value-type="string">
            <text:p>usuario98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0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LANCA NIEVES FLAMMIA</text:p>
          </table:table-cell>
          <table:table-cell table:formula="of:=CONCATENATE(&quot;usuario&quot;;[.L100])" office:value-type="string" office:string-value="usuario99" calcext:value-type="string">
            <text:p>usuario99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UNDACION EL NIÑO SANTO DE MAHOU</text:p>
          </table:table-cell>
          <table:table-cell table:formula="of:=CONCATENATE(&quot;usuario&quot;;[.L101])" office:value-type="string" office:string-value="usuario100" calcext:value-type="string">
            <text:p>usuario100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1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AWAVES 31A,S.A.</text:p>
          </table:table-cell>
          <table:table-cell table:formula="of:=CONCATENATE(&quot;usuario&quot;;[.L102])" office:value-type="string" office:string-value="usuario101" calcext:value-type="string">
            <text:p>usuario101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31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W RENTAL, S.A.</text:p>
          </table:table-cell>
          <table:table-cell table:formula="of:=CONCATENATE(&quot;usuario&quot;;[.L103])" office:value-type="string" office:string-value="usuario102" calcext:value-type="string">
            <text:p>usuario102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31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KRYZA III, CORP.</text:p>
          </table:table-cell>
          <table:table-cell table:formula="of:=CONCATENATE(&quot;usuario&quot;;[.L104])" office:value-type="string" office:string-value="usuario103" calcext:value-type="string">
            <text:p>usuario103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31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DIN CORP.,</text:p>
          </table:table-cell>
          <table:table-cell table:formula="of:=CONCATENATE(&quot;usuario&quot;;[.L105])" office:value-type="string" office:string-value="usuario104" calcext:value-type="string">
            <text:p>usuario104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32A</text:p>
          </table:table-cell>
          <table:table-cell table:number-columns-repeated="3"/>
          <table:table-cell office:value-type="float" office:value="125.39" calcext:value-type="float">
            <text:p>125.39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SCAR LAHUERTA ALMAZAN, CELIA LAHUERTA ALMAZAN</text:p>
          </table:table-cell>
          <table:table-cell table:formula="of:=CONCATENATE(&quot;usuario&quot;;[.L106])" office:value-type="string" office:string-value="usuario105" calcext:value-type="string">
            <text:p>usuario105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09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32B</text:p>
          </table:table-cell>
          <table:table-cell table:number-columns-repeated="3"/>
          <table:table-cell office:value-type="float" office:value="125.84" calcext:value-type="float">
            <text:p>125.84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HE SEAWAVES 32B, CORP.</text:p>
          </table:table-cell>
          <table:table-cell table:formula="of:=CONCATENATE(&quot;usuario&quot;;[.L107])" office:value-type="string" office:string-value="usuario106" calcext:value-type="string">
            <text:p>usuario106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76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32C</text:p>
          </table:table-cell>
          <table:table-cell table:number-columns-repeated="3"/>
          <table:table-cell office:value-type="float" office:value="102.69" calcext:value-type="float">
            <text:p>102.69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YAZMINA ELVIRA ESCOBAR DAVID</text:p>
          </table:table-cell>
          <table:table-cell table:formula="of:=CONCATENATE(&quot;usuario&quot;;[.L108])" office:value-type="string" office:string-value="usuario107" calcext:value-type="string">
            <text:p>usuario107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4.04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32D</text:p>
          </table:table-cell>
          <table:table-cell table:number-columns-repeated="3"/>
          <table:table-cell office:value-type="float" office:value="97.05" calcext:value-type="float">
            <text:p>97.0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LICIA HAYDEE NAVEYRA</text:p>
          </table:table-cell>
          <table:table-cell table:formula="of:=CONCATENATE(&quot;usuario&quot;;[.L109])" office:value-type="string" office:string-value="usuario108" calcext:value-type="string">
            <text:p>usuario108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45.58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33A</text:p>
          </table:table-cell>
          <table:table-cell table:number-columns-repeated="3"/>
          <table:table-cell office:value-type="float" office:value="125.39" calcext:value-type="float">
            <text:p>125.39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NUEL HABDUL APOLAYO ALVARENGA</text:p>
          </table:table-cell>
          <table:table-cell table:formula="of:=CONCATENATE(&quot;usuario&quot;;[.L110])" office:value-type="string" office:string-value="usuario109" calcext:value-type="string">
            <text:p>usuario109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09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33B</text:p>
          </table:table-cell>
          <table:table-cell table:number-columns-repeated="3"/>
          <table:table-cell office:value-type="float" office:value="125.84" calcext:value-type="float">
            <text:p>125.84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DGAR SANTIAGO PUJOL, CARMEN CECILIA FUENTES MONTENEGRO DE SANTIAGO</text:p>
          </table:table-cell>
          <table:table-cell table:formula="of:=CONCATENATE(&quot;usuario&quot;;[.L111])" office:value-type="string" office:string-value="usuario110" calcext:value-type="string">
            <text:p>usuario110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76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33C</text:p>
          </table:table-cell>
          <table:table-cell table:number-columns-repeated="3"/>
          <table:table-cell office:value-type="float" office:value="102.69" calcext:value-type="float">
            <text:p>102.69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KARINA GONZALEZ CAMAÑO</text:p>
          </table:table-cell>
          <table:table-cell table:formula="of:=CONCATENATE(&quot;usuario&quot;;[.L112])" office:value-type="string" office:string-value="usuario111" calcext:value-type="string">
            <text:p>usuario111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4.04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33D</text:p>
          </table:table-cell>
          <table:table-cell table:number-columns-repeated="3"/>
          <table:table-cell office:value-type="float" office:value="97.05" calcext:value-type="float">
            <text:p>97.0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LEJANDRO DE LA ROSA OCAÑA</text:p>
          </table:table-cell>
          <table:table-cell table:formula="of:=CONCATENATE(&quot;usuario&quot;;[.L113])" office:value-type="string" office:string-value="usuario112" calcext:value-type="string">
            <text:p>usuario112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45.58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34A</text:p>
          </table:table-cell>
          <table:table-cell table:number-columns-repeated="3"/>
          <table:table-cell office:value-type="float" office:value="125.39" calcext:value-type="float">
            <text:p>125.39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CB TRUST CORP</text:p>
          </table:table-cell>
          <table:table-cell table:formula="of:=CONCATENATE(&quot;usuario&quot;;[.L114])" office:value-type="string" office:string-value="usuario113" calcext:value-type="string">
            <text:p>usuario113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09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34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EAWAVES, 34 B, S.A.</text:p>
          </table:table-cell>
          <table:table-cell table:formula="of:=CONCATENATE(&quot;usuario&quot;;[.L115])" office:value-type="string" office:string-value="usuario114" calcext:value-type="string">
            <text:p>usuario114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34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ASIKO INTERNATIONAL S.A.</text:p>
          </table:table-cell>
          <table:table-cell table:formula="of:=CONCATENATE(&quot;usuario&quot;;[.L116])" office:value-type="string" office:string-value="usuario115" calcext:value-type="string">
            <text:p>usuario115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34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LAS 34D, S.A.</text:p>
          </table:table-cell>
          <table:table-cell table:formula="of:=CONCATENATE(&quot;usuario&quot;;[.L117])" office:value-type="string" office:string-value="usuario116" calcext:value-type="string">
            <text:p>usuario116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35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EAWAVES 35A, S.A.</text:p>
          </table:table-cell>
          <table:table-cell table:formula="of:=CONCATENATE(&quot;usuario&quot;;[.L118])" office:value-type="string" office:string-value="usuario117" calcext:value-type="string">
            <text:p>usuario117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35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EAWAVES 35B,S.A.</text:p>
          </table:table-cell>
          <table:table-cell table:formula="of:=CONCATENATE(&quot;usuario&quot;;[.L119])" office:value-type="string" office:string-value="usuario118" calcext:value-type="string">
            <text:p>usuario118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35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H INTERNATIONAL FOUNDATION.</text:p>
          </table:table-cell>
          <table:table-cell table:formula="of:=CONCATENATE(&quot;usuario&quot;;[.L120])" office:value-type="string" office:string-value="usuario119" calcext:value-type="string">
            <text:p>usuario119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35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W SEABIRD, S.A.</text:p>
          </table:table-cell>
          <table:table-cell table:formula="of:=CONCATENATE(&quot;usuario&quot;;[.L121])" office:value-type="string" office:string-value="usuario120" calcext:value-type="string">
            <text:p>usuario120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6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EAWAVES 36A,S.A.</text:p>
          </table:table-cell>
          <table:table-cell table:formula="of:=CONCATENATE(&quot;usuario&quot;;[.L122])" office:value-type="string" office:string-value="usuario121" calcext:value-type="string">
            <text:p>usuario121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36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AWAVES 36B,S.A.</text:p>
          </table:table-cell>
          <table:table-cell table:formula="of:=CONCATENATE(&quot;usuario&quot;;[.L123])" office:value-type="string" office:string-value="usuario122" calcext:value-type="string">
            <text:p>usuario122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36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DREA MENEGATI., GLOBAL VILLAGE FOUNDATION</text:p>
          </table:table-cell>
          <table:table-cell table:formula="of:=CONCATENATE(&quot;usuario&quot;;[.L124])" office:value-type="string" office:string-value="usuario123" calcext:value-type="string">
            <text:p>usuario123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36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LAS 36 D,S.A.</text:p>
          </table:table-cell>
          <table:table-cell table:formula="of:=CONCATENATE(&quot;usuario&quot;;[.L125])" office:value-type="string" office:string-value="usuario124" calcext:value-type="string">
            <text:p>usuario124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37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EAWAVES 37A,S.A.</text:p>
          </table:table-cell>
          <table:table-cell table:formula="of:=CONCATENATE(&quot;usuario&quot;;[.L126])" office:value-type="string" office:string-value="usuario125" calcext:value-type="string">
            <text:p>usuario125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37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ORNA ELIZABETH JENKINS SANCHEZ</text:p>
          </table:table-cell>
          <table:table-cell table:formula="of:=CONCATENATE(&quot;usuario&quot;;[.L127])" office:value-type="string" office:string-value="usuario126" calcext:value-type="string">
            <text:p>usuario126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37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W SEAMOON, S.A.</text:p>
          </table:table-cell>
          <table:table-cell table:formula="of:=CONCATENATE(&quot;usuario&quot;;[.L128])" office:value-type="string" office:string-value="usuario127" calcext:value-type="string">
            <text:p>usuario127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37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W SEARAY, S.A.</text:p>
          </table:table-cell>
          <table:table-cell table:formula="of:=CONCATENATE(&quot;usuario&quot;;[.L129])" office:value-type="string" office:string-value="usuario128" calcext:value-type="string">
            <text:p>usuario128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8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LOBAL FINANCIAL FUNDS CORP.</text:p>
          </table:table-cell>
          <table:table-cell table:formula="of:=CONCATENATE(&quot;usuario&quot;;[.L130])" office:value-type="string" office:string-value="usuario129" calcext:value-type="string">
            <text:p>usuario129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8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RCO ANTONIO BATISTA FERNANDEZ, MARIA JOSE LEAL DE BATISTA</text:p>
          </table:table-cell>
          <table:table-cell table:formula="of:=CONCATENATE(&quot;usuario&quot;;[.L131])" office:value-type="string" office:string-value="usuario130" calcext:value-type="string">
            <text:p>usuario130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38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INVERSIONES CATEVE S.A.</text:p>
          </table:table-cell>
          <table:table-cell table:formula="of:=CONCATENATE(&quot;usuario&quot;;[.L132])" office:value-type="string" office:string-value="usuario131" calcext:value-type="string">
            <text:p>usuario131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38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UNDACION CAMINO DE CRUCES</text:p>
          </table:table-cell>
          <table:table-cell table:formula="of:=CONCATENATE(&quot;usuario&quot;;[.L133])" office:value-type="string" office:string-value="usuario132" calcext:value-type="string">
            <text:p>usuario132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39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ROMOTORA CARIBE, S.A.</text:p>
          </table:table-cell>
          <table:table-cell table:formula="of:=CONCATENATE(&quot;usuario&quot;;[.L134])" office:value-type="string" office:string-value="usuario133" calcext:value-type="string">
            <text:p>usuario133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39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AFAEL GONZALEZ FERNANDEZ PACHECO</text:p>
          </table:table-cell>
          <table:table-cell table:formula="of:=CONCATENATE(&quot;usuario&quot;;[.L135])" office:value-type="string" office:string-value="usuario134" calcext:value-type="string">
            <text:p>usuario134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39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BITACULOS ,DISEÑO &amp; ARQUITECTURA,S.A.</text:p>
          </table:table-cell>
          <table:table-cell table:formula="of:=CONCATENATE(&quot;usuario&quot;;[.L136])" office:value-type="string" office:string-value="usuario135" calcext:value-type="string">
            <text:p>usuario135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39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JONATHAN JONES</text:p>
          </table:table-cell>
          <table:table-cell table:formula="of:=CONCATENATE(&quot;usuario&quot;;[.L137])" office:value-type="string" office:string-value="usuario136" calcext:value-type="string">
            <text:p>usuario136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40A</text:p>
          </table:table-cell>
          <table:table-cell table:number-columns-repeated="3"/>
          <table:table-cell office:value-type="float" office:value="125.11" calcext:value-type="float">
            <text:p>125.11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HE SEAWAVES 40A,CORP.</text:p>
          </table:table-cell>
          <table:table-cell table:formula="of:=CONCATENATE(&quot;usuario&quot;;[.L138])" office:value-type="string" office:string-value="usuario137" calcext:value-type="string">
            <text:p>usuario137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7.67 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40B</text:p>
          </table:table-cell>
          <table:table-cell table:number-columns-repeated="3"/>
          <table:table-cell office:value-type="float" office:value="125.48" calcext:value-type="float">
            <text:p>125.48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RAVIN RAMBHAI PATEL</text:p>
          </table:table-cell>
          <table:table-cell table:formula="of:=CONCATENATE(&quot;usuario&quot;;[.L139])" office:value-type="string" office:string-value="usuario138" calcext:value-type="string">
            <text:p>usuario138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8.22 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40C</text:p>
          </table:table-cell>
          <table:table-cell table:number-columns-repeated="3"/>
          <table:table-cell office:value-type="float" office:value="100.35" calcext:value-type="float">
            <text:p>100.3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AYDEE CASTRO VALDES</text:p>
          </table:table-cell>
          <table:table-cell table:formula="of:=CONCATENATE(&quot;usuario&quot;;[.L140])" office:value-type="string" office:string-value="usuario139" calcext:value-type="string">
            <text:p>usuario139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53 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40D</text:p>
          </table:table-cell>
          <table:table-cell table:number-columns-repeated="3"/>
          <table:table-cell office:value-type="float" office:value="100.56" calcext:value-type="float">
            <text:p>100.56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SCAR LAHUERTA ALMANZAN, CELIA LAHUERTA ALMANZAN</text:p>
          </table:table-cell>
          <table:table-cell table:formula="of:=CONCATENATE(&quot;usuario&quot;;[.L141])" office:value-type="string" office:string-value="usuario140" calcext:value-type="string">
            <text:p>usuario140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0.84 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41A</text:p>
          </table:table-cell>
          <table:table-cell table:number-columns-repeated="3"/>
          <table:table-cell office:value-type="float" office:value="123.64" calcext:value-type="float">
            <text:p>123.64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ROMOTORA CARIBE,S.A.</text:p>
          </table:table-cell>
          <table:table-cell table:formula="of:=CONCATENATE(&quot;usuario&quot;;[.L142])" office:value-type="string" office:string-value="usuario141" calcext:value-type="string">
            <text:p>usuario141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85.46 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1B</text:p>
          </table:table-cell>
          <table:table-cell table:number-columns-repeated="3"/>
          <table:table-cell office:value-type="float" office:value="103.15" calcext:value-type="float">
            <text:p>103.1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VINCENZO MAZZONE</text:p>
          </table:table-cell>
          <table:table-cell table:formula="of:=CONCATENATE(&quot;usuario&quot;;[.L143])" office:value-type="string" office:string-value="usuario142" calcext:value-type="string">
            <text:p>usuario142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54.73 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42A</text:p>
          </table:table-cell>
          <table:table-cell table:number-columns-repeated="3"/>
          <table:table-cell office:value-type="float" office:value="137.23" calcext:value-type="float">
            <text:p>137.23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ARLOS ALBERTO SUAREZ PULIDO, MARTHA LUCIA MARTAN ESTRADA</text:p>
          </table:table-cell>
          <table:table-cell table:formula="of:=CONCATENATE(&quot;usuario&quot;;[.L144])" office:value-type="string" office:string-value="usuario143" calcext:value-type="string">
            <text:p>usuario143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205.85 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42B</text:p>
          </table:table-cell>
          <table:table-cell table:number-columns-repeated="3"/>
          <table:table-cell office:value-type="float" office:value="112.65" calcext:value-type="float">
            <text:p>112.6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ANAMA RICA, S.A.</text:p>
          </table:table-cell>
          <table:table-cell table:formula="of:=CONCATENATE(&quot;usuario&quot;;[.L145])" office:value-type="string" office:string-value="usuario144" calcext:value-type="string">
            <text:p>usuario144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68.98 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43A</text:p>
          </table:table-cell>
          <table:table-cell table:number-columns-repeated="3"/>
          <table:table-cell office:value-type="float" office:value="137.23" calcext:value-type="float">
            <text:p>137.23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APITAL TRUST &amp; FINANCE, INC.</text:p>
          </table:table-cell>
          <table:table-cell table:formula="of:=CONCATENATE(&quot;usuario&quot;;[.L146])" office:value-type="string" office:string-value="usuario145" calcext:value-type="string">
            <text:p>usuario145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205.85 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43B</text:p>
          </table:table-cell>
          <table:table-cell table:number-columns-repeated="3"/>
          <table:table-cell office:value-type="float" office:value="112.65" calcext:value-type="float">
            <text:p>112.6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RTURO ROGELIO HENDRICKS CHAVANNES</text:p>
          </table:table-cell>
          <table:table-cell table:formula="of:=CONCATENATE(&quot;usuario&quot;;[.L147])" office:value-type="string" office:string-value="usuario146" calcext:value-type="string">
            <text:p>usuario146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68.98 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44A</text:p>
          </table:table-cell>
          <table:table-cell table:number-columns-repeated="3"/>
          <table:table-cell office:value-type="float" office:value="137.23" calcext:value-type="float">
            <text:p>137.23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ELLARIS INTERNATIONAL.</text:p>
          </table:table-cell>
          <table:table-cell table:formula="of:=CONCATENATE(&quot;usuario&quot;;[.L148])" office:value-type="string" office:string-value="usuario147" calcext:value-type="string">
            <text:p>usuario147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205.85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44B</text:p>
          </table:table-cell>
          <table:table-cell table:number-columns-repeated="3"/>
          <table:table-cell office:value-type="float" office:value="112.65" calcext:value-type="float">
            <text:p>112.6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JOSEPH KOCEVAR</text:p>
          </table:table-cell>
          <table:table-cell table:formula="of:=CONCATENATE(&quot;usuario&quot;;[.L149])" office:value-type="string" office:string-value="usuario148" calcext:value-type="string">
            <text:p>usuario148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68.98 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45A</text:p>
          </table:table-cell>
          <table:table-cell table:number-columns-repeated="3"/>
          <table:table-cell office:value-type="float" office:value="137.23" calcext:value-type="float">
            <text:p>137.23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FRANCESCO RAGONA</text:p>
          </table:table-cell>
          <table:table-cell table:formula="of:=CONCATENATE(&quot;usuario&quot;;[.L150])" office:value-type="string" office:string-value="usuario149" calcext:value-type="string">
            <text:p>usuario149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205.85 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5B</text:p>
          </table:table-cell>
          <table:table-cell table:number-columns-repeated="3"/>
          <table:table-cell office:value-type="float" office:value="112.65" calcext:value-type="float">
            <text:p>112.65</text:p>
          </table:table-cell>
          <table:table-cell table:number-columns-repeated="4"/>
          <table:table-cell office:value-type="string" calcext:value-type="string">
            <text:p><text:s/>$1.5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DY SANDRA GRIMALDO ARENAS, LUIS FERNANDO ESPARZA GRIMALDO</text:p>
          </table:table-cell>
          <table:table-cell table:formula="of:=CONCATENATE(&quot;usuario&quot;;[.L151])" office:value-type="string" office:string-value="usuario150" calcext:value-type="string">
            <text:p>usuario150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168.98 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1</text:p>
          </table:table-cell>
          <table:table-cell table:number-columns-repeated="3"/>
          <table:table-cell office:value-type="float" office:value="140.61" calcext:value-type="float">
            <text:p>140.61</text:p>
          </table:table-cell>
          <table:table-cell table:number-columns-repeated="4"/>
          <table:table-cell office:value-type="string" calcext:value-type="string">
            <text:p><text:s/>$2.50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ne</text:p>
          </table:table-cell>
          <table:table-cell table:formula="of:=CONCATENATE(&quot;usuario&quot;;[.L152])" office:value-type="string" office:string-value="usuario151" calcext:value-type="string">
            <text:p>usuario151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351.53 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L2</text:p>
          </table:table-cell>
          <table:table-cell table:number-columns-repeated="3"/>
          <table:table-cell office:value-type="float" office:value="136.74" calcext:value-type="float">
            <text:p>136.74</text:p>
          </table:table-cell>
          <table:table-cell table:number-columns-repeated="4"/>
          <table:table-cell office:value-type="string" calcext:value-type="string">
            <text:p><text:s/>$2.50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one</text:p>
          </table:table-cell>
          <table:table-cell table:formula="of:=CONCATENATE(&quot;usuario&quot;;[.L153])" office:value-type="string" office:string-value="usuario152" calcext:value-type="string">
            <text:p>usuario152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341.85 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3</text:p>
          </table:table-cell>
          <table:table-cell table:number-columns-repeated="3"/>
          <table:table-cell office:value-type="float" office:value="136.74" calcext:value-type="float">
            <text:p>136.74</text:p>
          </table:table-cell>
          <table:table-cell table:number-columns-repeated="4"/>
          <table:table-cell office:value-type="string" calcext:value-type="string">
            <text:p><text:s/>$2.50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ne</text:p>
          </table:table-cell>
          <table:table-cell table:formula="of:=CONCATENATE(&quot;usuario&quot;;[.L154])" office:value-type="string" office:string-value="usuario153" calcext:value-type="string">
            <text:p>usuario153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341.85 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4</text:p>
          </table:table-cell>
          <table:table-cell table:number-columns-repeated="3"/>
          <table:table-cell office:value-type="float" office:value="136.74" calcext:value-type="float">
            <text:p>136.74</text:p>
          </table:table-cell>
          <table:table-cell table:number-columns-repeated="4"/>
          <table:table-cell office:value-type="string" calcext:value-type="string">
            <text:p><text:s/>$2.50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one</text:p>
          </table:table-cell>
          <table:table-cell table:formula="of:=CONCATENATE(&quot;usuario&quot;;[.L155])" office:value-type="string" office:string-value="usuario154" calcext:value-type="string">
            <text:p>usuario154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341.85 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5</text:p>
          </table:table-cell>
          <table:table-cell table:number-columns-repeated="3"/>
          <table:table-cell office:value-type="float" office:value="136.74" calcext:value-type="float">
            <text:p>136.74</text:p>
          </table:table-cell>
          <table:table-cell table:number-columns-repeated="4"/>
          <table:table-cell office:value-type="string" calcext:value-type="string">
            <text:p><text:s/>$2.50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one</text:p>
          </table:table-cell>
          <table:table-cell table:formula="of:=CONCATENATE(&quot;usuario&quot;;[.L156])" office:value-type="string" office:string-value="usuario155" calcext:value-type="string">
            <text:p>usuario155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341.85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6</text:p>
          </table:table-cell>
          <table:table-cell table:number-columns-repeated="3"/>
          <table:table-cell office:value-type="float" office:value="136.74" calcext:value-type="float">
            <text:p>136.74</text:p>
          </table:table-cell>
          <table:table-cell table:number-columns-repeated="4"/>
          <table:table-cell office:value-type="string" calcext:value-type="string">
            <text:p><text:s/>$2.5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ne</text:p>
          </table:table-cell>
          <table:table-cell table:formula="of:=CONCATENATE(&quot;usuario&quot;;[.L157])" office:value-type="string" office:string-value="usuario156" calcext:value-type="string">
            <text:p>usuario156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341.85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7</text:p>
          </table:table-cell>
          <table:table-cell table:number-columns-repeated="3"/>
          <table:table-cell office:value-type="float" office:value="110.94" calcext:value-type="float">
            <text:p>110.94</text:p>
          </table:table-cell>
          <table:table-cell table:number-columns-repeated="4"/>
          <table:table-cell office:value-type="string" calcext:value-type="string">
            <text:p><text:s/>$2.50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one</text:p>
          </table:table-cell>
          <table:table-cell table:formula="of:=CONCATENATE(&quot;usuario&quot;;[.L158])" office:value-type="string" office:string-value="usuario157" calcext:value-type="string">
            <text:p>usuario157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277.35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8</text:p>
          </table:table-cell>
          <table:table-cell table:number-columns-repeated="3"/>
          <table:table-cell office:value-type="float" office:value="110.94" calcext:value-type="float">
            <text:p>110.94</text:p>
          </table:table-cell>
          <table:table-cell table:number-columns-repeated="4"/>
          <table:table-cell office:value-type="string" calcext:value-type="string">
            <text:p><text:s/>$2.50 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one</text:p>
          </table:table-cell>
          <table:table-cell table:formula="of:=CONCATENATE(&quot;usuario&quot;;[.L159])" office:value-type="string" office:string-value="usuario158" calcext:value-type="string">
            <text:p>usuario158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277.35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9</text:p>
          </table:table-cell>
          <table:table-cell table:number-columns-repeated="3"/>
          <table:table-cell office:value-type="float" office:value="133.71" calcext:value-type="float">
            <text:p>133.71</text:p>
          </table:table-cell>
          <table:table-cell table:number-columns-repeated="4"/>
          <table:table-cell office:value-type="string" calcext:value-type="string">
            <text:p><text:s/>$2.50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one</text:p>
          </table:table-cell>
          <table:table-cell table:formula="of:=CONCATENATE(&quot;usuario&quot;;[.L160])" office:value-type="string" office:string-value="usuario159" calcext:value-type="string">
            <text:p>usuario159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334.28 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10</text:p>
          </table:table-cell>
          <table:table-cell table:number-columns-repeated="3"/>
          <table:table-cell office:value-type="float" office:value="148.07" calcext:value-type="float">
            <text:p>148.07</text:p>
          </table:table-cell>
          <table:table-cell table:number-columns-repeated="4"/>
          <table:table-cell office:value-type="string" calcext:value-type="string">
            <text:p><text:s/>$2.50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one</text:p>
          </table:table-cell>
          <table:table-cell table:formula="of:=CONCATENATE(&quot;usuario&quot;;[.L161])" office:value-type="string" office:string-value="usuario160" calcext:value-type="string">
            <text:p>usuario160</text:p>
          </table:table-cell>
          <table:table-cell table:number-columns-repeated="3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  <table:table-cell office:value-type="string" calcext:value-type="string">
            <text:p><text:s/>$370.18 </text:p>
          </table:table-cell>
        </table:table-row>
        <table:table-row table:style-name="ro1" table:number-rows-repeated="1048414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exp-propietarios" table:style-name="ta1">
        <table:table-column table:style-name="co16" table:default-cell-style-name="ce3"/>
        <table:table-column table:style-name="co12" table:default-cell-style-name="ce3"/>
        <table:table-column table:style-name="co17" table:default-cell-style-name="Default"/>
        <table:table-column table:style-name="co18" table:default-cell-style-name="Default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number-columns-repeated="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uario</text:p>
          </table:table-cell>
          <table:table-cell table:style-name="ce3" office:value-type="string" calcext:value-type="string">
            <text:p>email</text:p>
          </table:table-cell>
          <table:table-cell office:value-type="string" calcext:value-type="string">
            <text:p>pasaporte</text:p>
          </table:table-cell>
          <table:table-cell office:value-type="string" calcext:value-type="string">
            <text:p>cedula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leted_at</text:p>
          </table:table-cell>
          <table:table-cell office:value-type="string" calcext:value-type="string">
            <text:p>remember_token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I LAL PAL</text:p>
          </table:table-cell>
          <table:table-cell table:formula="of:=CONCATENATE(&quot;usuario&quot;;[.A2])" office:value-type="string" office:string-value="usuario1" calcext:value-type="string">
            <text:p>usuario1</text:p>
          </table:table-cell>
          <table:table-cell table:formula="of:=CONCATENATE([.C2];&quot;@mail.com&quot;)" office:value-type="string" office:string-value="usuario1@mail.com" calcext:value-type="string">
            <text:p>usuario1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NANDO CARLOS VELIZ FERNANDEZ, MARIA MARGARITA MARTIN DE VELIZ</text:p>
          </table:table-cell>
          <table:table-cell table:formula="of:=CONCATENATE(&quot;usuario&quot;;[.A3])" office:value-type="string" office:string-value="usuario2" calcext:value-type="string">
            <text:p>usuario2</text:p>
          </table:table-cell>
          <table:table-cell table:formula="of:=CONCATENATE([.C3];&quot;@mail.com&quot;)" office:value-type="string" office:string-value="usuario2@mail.com" calcext:value-type="string">
            <text:p>usuario2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AWAVES 6C, S.A.</text:p>
          </table:table-cell>
          <table:table-cell table:formula="of:=CONCATENATE(&quot;usuario&quot;;[.A4])" office:value-type="string" office:string-value="usuario3" calcext:value-type="string">
            <text:p>usuario3</text:p>
          </table:table-cell>
          <table:table-cell table:formula="of:=CONCATENATE([.C4];&quot;@mail.com&quot;)" office:value-type="string" office:string-value="usuario3@mail.com" calcext:value-type="string">
            <text:p>usuario3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MOTORA CARIBE,S.A.</text:p>
          </table:table-cell>
          <table:table-cell table:formula="of:=CONCATENATE(&quot;usuario&quot;;[.A5])" office:value-type="string" office:string-value="usuario4" calcext:value-type="string">
            <text:p>usuario4</text:p>
          </table:table-cell>
          <table:table-cell table:formula="of:=CONCATENATE([.C5];&quot;@mail.com&quot;)" office:value-type="string" office:string-value="usuario4@mail.com" calcext:value-type="string">
            <text:p>usuario4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DOLFO ENRIQUE CORONA SALAS </text:p>
          </table:table-cell>
          <table:table-cell table:formula="of:=CONCATENATE(&quot;usuario&quot;;[.A6])" office:value-type="string" office:string-value="usuario5" calcext:value-type="string">
            <text:p>usuario5</text:p>
          </table:table-cell>
          <table:table-cell table:formula="of:=CONCATENATE([.C6];&quot;@mail.com&quot;)" office:value-type="string" office:string-value="usuario5@mail.com" calcext:value-type="string">
            <text:p>usuario5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JANDRA PALACIOS GINNARI</text:p>
          </table:table-cell>
          <table:table-cell table:formula="of:=CONCATENATE(&quot;usuario&quot;;[.A7])" office:value-type="string" office:string-value="usuario6" calcext:value-type="string">
            <text:p>usuario6</text:p>
          </table:table-cell>
          <table:table-cell table:formula="of:=CONCATENATE([.C7];&quot;@mail.com&quot;)" office:value-type="string" office:string-value="usuario6@mail.com" calcext:value-type="string">
            <text:p>usuario6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SCAR LAHUERTA ALMAZAN, CELIA LAHUERTA ALMAZAN</text:p>
          </table:table-cell>
          <table:table-cell table:formula="of:=CONCATENATE(&quot;usuario&quot;;[.A8])" office:value-type="string" office:string-value="usuario7" calcext:value-type="string">
            <text:p>usuario7</text:p>
          </table:table-cell>
          <table:table-cell table:formula="of:=CONCATENATE([.C8];&quot;@mail.com&quot;)" office:value-type="string" office:string-value="usuario7@mail.com" calcext:value-type="string">
            <text:p>usuario7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MES GABRIEL SULTAN</text:p>
          </table:table-cell>
          <table:table-cell table:formula="of:=CONCATENATE(&quot;usuario&quot;;[.A9])" office:value-type="string" office:string-value="usuario8" calcext:value-type="string">
            <text:p>usuario8</text:p>
          </table:table-cell>
          <table:table-cell table:formula="of:=CONCATENATE([.C9];&quot;@mail.com&quot;)" office:value-type="string" office:string-value="usuario8@mail.com" calcext:value-type="string">
            <text:p>usuario8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AN ROBERT TECLAW</text:p>
          </table:table-cell>
          <table:table-cell table:formula="of:=CONCATENATE(&quot;usuario&quot;;[.A10])" office:value-type="string" office:string-value="usuario9" calcext:value-type="string">
            <text:p>usuario9</text:p>
          </table:table-cell>
          <table:table-cell table:formula="of:=CONCATENATE([.C10];&quot;@mail.com&quot;)" office:value-type="string" office:string-value="usuario9@mail.com" calcext:value-type="string">
            <text:p>usuario9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PELARA,S.A.</text:p>
          </table:table-cell>
          <table:table-cell table:formula="of:=CONCATENATE(&quot;usuario&quot;;[.A11])" office:value-type="string" office:string-value="usuario10" calcext:value-type="string">
            <text:p>usuario10</text:p>
          </table:table-cell>
          <table:table-cell table:formula="of:=CONCATENATE([.C11];&quot;@mail.com&quot;)" office:value-type="string" office:string-value="usuario10@mail.com" calcext:value-type="string">
            <text:p>usuario10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TA GUILLEN DE ROIG, RAMON ORLANDO ROIG DUMONT</text:p>
          </table:table-cell>
          <table:table-cell table:formula="of:=CONCATENATE(&quot;usuario&quot;;[.A12])" office:value-type="string" office:string-value="usuario11" calcext:value-type="string">
            <text:p>usuario11</text:p>
          </table:table-cell>
          <table:table-cell table:formula="of:=CONCATENATE([.C12];&quot;@mail.com&quot;)" office:value-type="string" office:string-value="usuario11@mail.com" calcext:value-type="string">
            <text:p>usuario11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ECTOR GALASO</text:p>
          </table:table-cell>
          <table:table-cell table:formula="of:=CONCATENATE(&quot;usuario&quot;;[.A13])" office:value-type="string" office:string-value="usuario12" calcext:value-type="string">
            <text:p>usuario12</text:p>
          </table:table-cell>
          <table:table-cell table:formula="of:=CONCATENATE([.C13];&quot;@mail.com&quot;)" office:value-type="string" office:string-value="usuario12@mail.com" calcext:value-type="string">
            <text:p>usuario12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BERTO JACINTO CHOCKEE LOPEZ</text:p>
          </table:table-cell>
          <table:table-cell table:formula="of:=CONCATENATE(&quot;usuario&quot;;[.A14])" office:value-type="string" office:string-value="usuario13" calcext:value-type="string">
            <text:p>usuario13</text:p>
          </table:table-cell>
          <table:table-cell table:formula="of:=CONCATENATE([.C14];&quot;@mail.com&quot;)" office:value-type="string" office:string-value="usuario13@mail.com" calcext:value-type="string">
            <text:p>usuario13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SCAR LAHUERTA ALMAZAN</text:p>
          </table:table-cell>
          <table:table-cell table:formula="of:=CONCATENATE(&quot;usuario&quot;;[.A15])" office:value-type="string" office:string-value="usuario14" calcext:value-type="string">
            <text:p>usuario14</text:p>
          </table:table-cell>
          <table:table-cell table:formula="of:=CONCATENATE([.C15];&quot;@mail.com&quot;)" office:value-type="string" office:string-value="usuario14@mail.com" calcext:value-type="string">
            <text:p>usuario14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ETANO CURIA</text:p>
          </table:table-cell>
          <table:table-cell table:formula="of:=CONCATENATE(&quot;usuario&quot;;[.A16])" office:value-type="string" office:string-value="usuario15" calcext:value-type="string">
            <text:p>usuario15</text:p>
          </table:table-cell>
          <table:table-cell table:formula="of:=CONCATENATE([.C16];&quot;@mail.com&quot;)" office:value-type="string" office:string-value="usuario15@mail.com" calcext:value-type="string">
            <text:p>usuario15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ETANO CURIA</text:p>
          </table:table-cell>
          <table:table-cell table:formula="of:=CONCATENATE(&quot;usuario&quot;;[.A17])" office:value-type="string" office:string-value="usuario16" calcext:value-type="string">
            <text:p>usuario16</text:p>
          </table:table-cell>
          <table:table-cell table:formula="of:=CONCATENATE([.C17];&quot;@mail.com&quot;)" office:value-type="string" office:string-value="usuario16@mail.com" calcext:value-type="string">
            <text:p>usuario16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MSES FRANCIS VEGA MURILLO, FATIMA LISSET BEITIA ARAUZ</text:p>
          </table:table-cell>
          <table:table-cell table:formula="of:=CONCATENATE(&quot;usuario&quot;;[.A18])" office:value-type="string" office:string-value="usuario17" calcext:value-type="string">
            <text:p>usuario17</text:p>
          </table:table-cell>
          <table:table-cell table:formula="of:=CONCATENATE([.C18];&quot;@mail.com&quot;)" office:value-type="string" office:string-value="usuario17@mail.com" calcext:value-type="string">
            <text:p>usuario17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IANELLA JOSEFINA BETANCOURT DE RUIZ </text:p>
          </table:table-cell>
          <table:table-cell table:formula="of:=CONCATENATE(&quot;usuario&quot;;[.A19])" office:value-type="string" office:string-value="usuario18" calcext:value-type="string">
            <text:p>usuario18</text:p>
          </table:table-cell>
          <table:table-cell table:formula="of:=CONCATENATE([.C19];&quot;@mail.com&quot;)" office:value-type="string" office:string-value="usuario18@mail.com" calcext:value-type="string">
            <text:p>usuario18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IS ALFREDO NAVAS GARCIA</text:p>
          </table:table-cell>
          <table:table-cell table:formula="of:=CONCATENATE(&quot;usuario&quot;;[.A20])" office:value-type="string" office:string-value="usuario19" calcext:value-type="string">
            <text:p>usuario19</text:p>
          </table:table-cell>
          <table:table-cell table:formula="of:=CONCATENATE([.C20];&quot;@mail.com&quot;)" office:value-type="string" office:string-value="usuario19@mail.com" calcext:value-type="string">
            <text:p>usuario19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CTORIA KOUZNETSOVA</text:p>
          </table:table-cell>
          <table:table-cell table:formula="of:=CONCATENATE(&quot;usuario&quot;;[.A21])" office:value-type="string" office:string-value="usuario20" calcext:value-type="string">
            <text:p>usuario20</text:p>
          </table:table-cell>
          <table:table-cell table:formula="of:=CONCATENATE([.C21];&quot;@mail.com&quot;)" office:value-type="string" office:string-value="usuario20@mail.com" calcext:value-type="string">
            <text:p>usuario20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DUARDO ALBERTO HUN TAM</text:p>
          </table:table-cell>
          <table:table-cell table:formula="of:=CONCATENATE(&quot;usuario&quot;;[.A22])" office:value-type="string" office:string-value="usuario21" calcext:value-type="string">
            <text:p>usuario21</text:p>
          </table:table-cell>
          <table:table-cell table:formula="of:=CONCATENATE([.C22];&quot;@mail.com&quot;)" office:value-type="string" office:string-value="usuario21@mail.com" calcext:value-type="string">
            <text:p>usuario21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ENTEL PATEL</text:p>
          </table:table-cell>
          <table:table-cell table:formula="of:=CONCATENATE(&quot;usuario&quot;;[.A23])" office:value-type="string" office:string-value="usuario22" calcext:value-type="string">
            <text:p>usuario22</text:p>
          </table:table-cell>
          <table:table-cell table:formula="of:=CONCATENATE([.C23];&quot;@mail.com&quot;)" office:value-type="string" office:string-value="usuario22@mail.com" calcext:value-type="string">
            <text:p>usuario22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ELIA LAHUERTA ALMAZAN</text:p>
          </table:table-cell>
          <table:table-cell table:formula="of:=CONCATENATE(&quot;usuario&quot;;[.A24])" office:value-type="string" office:string-value="usuario23" calcext:value-type="string">
            <text:p>usuario23</text:p>
          </table:table-cell>
          <table:table-cell table:formula="of:=CONCATENATE([.C24];&quot;@mail.com&quot;)" office:value-type="string" office:string-value="usuario23@mail.com" calcext:value-type="string">
            <text:p>usuario23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MES GABRIEL SULTAN</text:p>
          </table:table-cell>
          <table:table-cell table:formula="of:=CONCATENATE(&quot;usuario&quot;;[.A25])" office:value-type="string" office:string-value="usuario24" calcext:value-type="string">
            <text:p>usuario24</text:p>
          </table:table-cell>
          <table:table-cell table:formula="of:=CONCATENATE([.C25];&quot;@mail.com&quot;)" office:value-type="string" office:string-value="usuario24@mail.com" calcext:value-type="string">
            <text:p>usuario24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FONSO VICTORIA GOMEZ</text:p>
          </table:table-cell>
          <table:table-cell table:formula="of:=CONCATENATE(&quot;usuario&quot;;[.A26])" office:value-type="string" office:string-value="usuario25" calcext:value-type="string">
            <text:p>usuario25</text:p>
          </table:table-cell>
          <table:table-cell table:formula="of:=CONCATENATE([.C26];&quot;@mail.com&quot;)" office:value-type="string" office:string-value="usuario25@mail.com" calcext:value-type="string">
            <text:p>usuario25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NJAMIN FRANKLIN BONFANTI</text:p>
          </table:table-cell>
          <table:table-cell table:formula="of:=CONCATENATE(&quot;usuario&quot;;[.A27])" office:value-type="string" office:string-value="usuario26" calcext:value-type="string">
            <text:p>usuario26</text:p>
          </table:table-cell>
          <table:table-cell table:formula="of:=CONCATENATE([.C27];&quot;@mail.com&quot;)" office:value-type="string" office:string-value="usuario26@mail.com" calcext:value-type="string">
            <text:p>usuario26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AWAVES PANAMA, CORP.</text:p>
          </table:table-cell>
          <table:table-cell table:formula="of:=CONCATENATE(&quot;usuario&quot;;[.A28])" office:value-type="string" office:string-value="usuario27" calcext:value-type="string">
            <text:p>usuario27</text:p>
          </table:table-cell>
          <table:table-cell table:formula="of:=CONCATENATE([.C28];&quot;@mail.com&quot;)" office:value-type="string" office:string-value="usuario27@mail.com" calcext:value-type="string">
            <text:p>usuario27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EXEY FIMANOV</text:p>
          </table:table-cell>
          <table:table-cell table:formula="of:=CONCATENATE(&quot;usuario&quot;;[.A29])" office:value-type="string" office:string-value="usuario28" calcext:value-type="string">
            <text:p>usuario28</text:p>
          </table:table-cell>
          <table:table-cell table:formula="of:=CONCATENATE([.C29];&quot;@mail.com&quot;)" office:value-type="string" office:string-value="usuario28@mail.com" calcext:value-type="string">
            <text:p>usuario28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MILO ANDRES PINILLA DAZA, DILSA LORENA CRUZ SAAVEDRA</text:p>
          </table:table-cell>
          <table:table-cell table:formula="of:=CONCATENATE(&quot;usuario&quot;;[.A30])" office:value-type="string" office:string-value="usuario29" calcext:value-type="string">
            <text:p>usuario29</text:p>
          </table:table-cell>
          <table:table-cell table:formula="of:=CONCATENATE([.C30];&quot;@mail.com&quot;)" office:value-type="string" office:string-value="usuario29@mail.com" calcext:value-type="string">
            <text:p>usuario29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 RENTAL, S.A.</text:p>
          </table:table-cell>
          <table:table-cell table:formula="of:=CONCATENATE(&quot;usuario&quot;;[.A31])" office:value-type="string" office:string-value="usuario30" calcext:value-type="string">
            <text:p>usuario30</text:p>
          </table:table-cell>
          <table:table-cell table:formula="of:=CONCATENATE([.C31];&quot;@mail.com&quot;)" office:value-type="string" office:string-value="usuario30@mail.com" calcext:value-type="string">
            <text:p>usuario30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AWEAVES 13C, S.A.</text:p>
          </table:table-cell>
          <table:table-cell table:formula="of:=CONCATENATE(&quot;usuario&quot;;[.A32])" office:value-type="string" office:string-value="usuario31" calcext:value-type="string">
            <text:p>usuario31</text:p>
          </table:table-cell>
          <table:table-cell table:formula="of:=CONCATENATE([.C32];&quot;@mail.com&quot;)" office:value-type="string" office:string-value="usuario31@mail.com" calcext:value-type="string">
            <text:p>usuario31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CB TRUST CORP</text:p>
          </table:table-cell>
          <table:table-cell table:formula="of:=CONCATENATE(&quot;usuario&quot;;[.A33])" office:value-type="string" office:string-value="usuario32" calcext:value-type="string">
            <text:p>usuario32</text:p>
          </table:table-cell>
          <table:table-cell table:formula="of:=CONCATENATE([.C33];&quot;@mail.com&quot;)" office:value-type="string" office:string-value="usuario32@mail.com" calcext:value-type="string">
            <text:p>usuario32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W RENTALS, S.A.</text:p>
          </table:table-cell>
          <table:table-cell table:formula="of:=CONCATENATE(&quot;usuario&quot;;[.A34])" office:value-type="string" office:string-value="usuario33" calcext:value-type="string">
            <text:p>usuario33</text:p>
          </table:table-cell>
          <table:table-cell table:formula="of:=CONCATENATE([.C34];&quot;@mail.com&quot;)" office:value-type="string" office:string-value="usuario33@mail.com" calcext:value-type="string">
            <text:p>usuario33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AUL CHANG RIVAS</text:p>
          </table:table-cell>
          <table:table-cell table:formula="of:=CONCATENATE(&quot;usuario&quot;;[.A35])" office:value-type="string" office:string-value="usuario34" calcext:value-type="string">
            <text:p>usuario34</text:p>
          </table:table-cell>
          <table:table-cell table:formula="of:=CONCATENATE([.C35];&quot;@mail.com&quot;)" office:value-type="string" office:string-value="usuario34@mail.com" calcext:value-type="string">
            <text:p>usuario34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CRIS,S.A.</text:p>
          </table:table-cell>
          <table:table-cell table:formula="of:=CONCATENATE(&quot;usuario&quot;;[.A36])" office:value-type="string" office:string-value="usuario35" calcext:value-type="string">
            <text:p>usuario35</text:p>
          </table:table-cell>
          <table:table-cell table:formula="of:=CONCATENATE([.C36];&quot;@mail.com&quot;)" office:value-type="string" office:string-value="usuario35@mail.com" calcext:value-type="string">
            <text:p>usuario35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AWAVES 14D, S.A.,</text:p>
          </table:table-cell>
          <table:table-cell table:formula="of:=CONCATENATE(&quot;usuario&quot;;[.A37])" office:value-type="string" office:string-value="usuario36" calcext:value-type="string">
            <text:p>usuario36</text:p>
          </table:table-cell>
          <table:table-cell table:formula="of:=CONCATENATE([.C37];&quot;@mail.com&quot;)" office:value-type="string" office:string-value="usuario36@mail.com" calcext:value-type="string">
            <text:p>usuario36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RCOS DE AGUA S.A.</text:p>
          </table:table-cell>
          <table:table-cell table:formula="of:=CONCATENATE(&quot;usuario&quot;;[.A38])" office:value-type="string" office:string-value="usuario37" calcext:value-type="string">
            <text:p>usuario37</text:p>
          </table:table-cell>
          <table:table-cell table:formula="of:=CONCATENATE([.C38];&quot;@mail.com&quot;)" office:value-type="string" office:string-value="usuario37@mail.com" calcext:value-type="string">
            <text:p>usuario37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6 WAVES ,S.A.</text:p>
          </table:table-cell>
          <table:table-cell table:formula="of:=CONCATENATE(&quot;usuario&quot;;[.A39])" office:value-type="string" office:string-value="usuario38" calcext:value-type="string">
            <text:p>usuario38</text:p>
          </table:table-cell>
          <table:table-cell table:formula="of:=CONCATENATE([.C39];&quot;@mail.com&quot;)" office:value-type="string" office:string-value="usuario38@mail.com" calcext:value-type="string">
            <text:p>usuario38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NVERSIONES EL ANCLA PANAMA, S.A.</text:p>
          </table:table-cell>
          <table:table-cell table:formula="of:=CONCATENATE(&quot;usuario&quot;;[.A40])" office:value-type="string" office:string-value="usuario39" calcext:value-type="string">
            <text:p>usuario39</text:p>
          </table:table-cell>
          <table:table-cell table:formula="of:=CONCATENATE([.C40];&quot;@mail.com&quot;)" office:value-type="string" office:string-value="usuario39@mail.com" calcext:value-type="string">
            <text:p>usuario39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ORGE LUIS LOPEZ PEREZ</text:p>
          </table:table-cell>
          <table:table-cell table:formula="of:=CONCATENATE(&quot;usuario&quot;;[.A41])" office:value-type="string" office:string-value="usuario40" calcext:value-type="string">
            <text:p>usuario40</text:p>
          </table:table-cell>
          <table:table-cell table:formula="of:=CONCATENATE([.C41];&quot;@mail.com&quot;)" office:value-type="string" office:string-value="usuario40@mail.com" calcext:value-type="string">
            <text:p>usuario40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OMOTORA CARIBE, S.A.</text:p>
          </table:table-cell>
          <table:table-cell table:formula="of:=CONCATENATE(&quot;usuario&quot;;[.A42])" office:value-type="string" office:string-value="usuario41" calcext:value-type="string">
            <text:p>usuario41</text:p>
          </table:table-cell>
          <table:table-cell table:formula="of:=CONCATENATE([.C42];&quot;@mail.com&quot;)" office:value-type="string" office:string-value="usuario41@mail.com" calcext:value-type="string">
            <text:p>usuario41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HEN PROPERTY, INC.,</text:p>
          </table:table-cell>
          <table:table-cell table:formula="of:=CONCATENATE(&quot;usuario&quot;;[.A43])" office:value-type="string" office:string-value="usuario42" calcext:value-type="string">
            <text:p>usuario42</text:p>
          </table:table-cell>
          <table:table-cell table:formula="of:=CONCATENATE([.C43];&quot;@mail.com&quot;)" office:value-type="string" office:string-value="usuario42@mail.com" calcext:value-type="string">
            <text:p>usuario42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AWAVES 16C,S.A.</text:p>
          </table:table-cell>
          <table:table-cell table:formula="of:=CONCATENATE(&quot;usuario&quot;;[.A44])" office:value-type="string" office:string-value="usuario43" calcext:value-type="string">
            <text:p>usuario43</text:p>
          </table:table-cell>
          <table:table-cell table:formula="of:=CONCATENATE([.C44];&quot;@mail.com&quot;)" office:value-type="string" office:string-value="usuario43@mail.com" calcext:value-type="string">
            <text:p>usuario43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BRIELA ANGELINA ULLOA VALDES</text:p>
          </table:table-cell>
          <table:table-cell table:formula="of:=CONCATENATE(&quot;usuario&quot;;[.A45])" office:value-type="string" office:string-value="usuario44" calcext:value-type="string">
            <text:p>usuario44</text:p>
          </table:table-cell>
          <table:table-cell table:formula="of:=CONCATENATE([.C45];&quot;@mail.com&quot;)" office:value-type="string" office:string-value="usuario44@mail.com" calcext:value-type="string">
            <text:p>usuario44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EITNER GONZALEZ CAZORLA</text:p>
          </table:table-cell>
          <table:table-cell table:formula="of:=CONCATENATE(&quot;usuario&quot;;[.A46])" office:value-type="string" office:string-value="usuario45" calcext:value-type="string">
            <text:p>usuario45</text:p>
          </table:table-cell>
          <table:table-cell table:formula="of:=CONCATENATE([.C46];&quot;@mail.com&quot;)" office:value-type="string" office:string-value="usuario45@mail.com" calcext:value-type="string">
            <text:p>usuario45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SCAR LAHUERTA ALMAZAN, CELIA LAHUERTA ALMANZAN</text:p>
          </table:table-cell>
          <table:table-cell table:formula="of:=CONCATENATE(&quot;usuario&quot;;[.A47])" office:value-type="string" office:string-value="usuario46" calcext:value-type="string">
            <text:p>usuario46</text:p>
          </table:table-cell>
          <table:table-cell table:formula="of:=CONCATENATE([.C47];&quot;@mail.com&quot;)" office:value-type="string" office:string-value="usuario46@mail.com" calcext:value-type="string">
            <text:p>usuario46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ALERIA ROSALES PADILLA</text:p>
          </table:table-cell>
          <table:table-cell table:formula="of:=CONCATENATE(&quot;usuario&quot;;[.A48])" office:value-type="string" office:string-value="usuario47" calcext:value-type="string">
            <text:p>usuario47</text:p>
          </table:table-cell>
          <table:table-cell table:formula="of:=CONCATENATE([.C48];&quot;@mail.com&quot;)" office:value-type="string" office:string-value="usuario47@mail.com" calcext:value-type="string">
            <text:p>usuario47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RICO GUIDI</text:p>
          </table:table-cell>
          <table:table-cell table:formula="of:=CONCATENATE(&quot;usuario&quot;;[.A49])" office:value-type="string" office:string-value="usuario48" calcext:value-type="string">
            <text:p>usuario48</text:p>
          </table:table-cell>
          <table:table-cell table:formula="of:=CONCATENATE([.C49];&quot;@mail.com&quot;)" office:value-type="string" office:string-value="usuario48@mail.com" calcext:value-type="string">
            <text:p>usuario48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SCAR LAHUERTA ALMAZAN, CELIA LAHUERTA ALMAZAN</text:p>
          </table:table-cell>
          <table:table-cell table:formula="of:=CONCATENATE(&quot;usuario&quot;;[.A50])" office:value-type="string" office:string-value="usuario49" calcext:value-type="string">
            <text:p>usuario49</text:p>
          </table:table-cell>
          <table:table-cell table:formula="of:=CONCATENATE([.C50];&quot;@mail.com&quot;)" office:value-type="string" office:string-value="usuario49@mail.com" calcext:value-type="string">
            <text:p>usuario49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I LU CHEN, KATIA CHEN ZHENG</text:p>
          </table:table-cell>
          <table:table-cell table:formula="of:=CONCATENATE(&quot;usuario&quot;;[.A51])" office:value-type="string" office:string-value="usuario50" calcext:value-type="string">
            <text:p>usuario50</text:p>
          </table:table-cell>
          <table:table-cell table:formula="of:=CONCATENATE([.C51];&quot;@mail.com&quot;)" office:value-type="string" office:string-value="usuario50@mail.com" calcext:value-type="string">
            <text:p>usuario50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SIREE DE LA ESPIRELLA</text:p>
          </table:table-cell>
          <table:table-cell table:formula="of:=CONCATENATE(&quot;usuario&quot;;[.A52])" office:value-type="string" office:string-value="usuario51" calcext:value-type="string">
            <text:p>usuario51</text:p>
          </table:table-cell>
          <table:table-cell table:formula="of:=CONCATENATE([.C52];&quot;@mail.com&quot;)" office:value-type="string" office:string-value="usuario51@mail.com" calcext:value-type="string">
            <text:p>usuario51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NDIRA ODILIA RICHARDS RUIZ, VERNE GILMORE RICHARDS HEWITT</text:p>
          </table:table-cell>
          <table:table-cell table:formula="of:=CONCATENATE(&quot;usuario&quot;;[.A53])" office:value-type="string" office:string-value="usuario52" calcext:value-type="string">
            <text:p>usuario52</text:p>
          </table:table-cell>
          <table:table-cell table:formula="of:=CONCATENATE([.C53];&quot;@mail.com&quot;)" office:value-type="string" office:string-value="usuario52@mail.com" calcext:value-type="string">
            <text:p>usuario52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HE SEAWAVES 19A CORP.</text:p>
          </table:table-cell>
          <table:table-cell table:formula="of:=CONCATENATE(&quot;usuario&quot;;[.A54])" office:value-type="string" office:string-value="usuario53" calcext:value-type="string">
            <text:p>usuario53</text:p>
          </table:table-cell>
          <table:table-cell table:formula="of:=CONCATENATE([.C54];&quot;@mail.com&quot;)" office:value-type="string" office:string-value="usuario53@mail.com" calcext:value-type="string">
            <text:p>usuario53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E SEAWAVES 19.B CORP.</text:p>
          </table:table-cell>
          <table:table-cell table:formula="of:=CONCATENATE(&quot;usuario&quot;;[.A55])" office:value-type="string" office:string-value="usuario54" calcext:value-type="string">
            <text:p>usuario54</text:p>
          </table:table-cell>
          <table:table-cell table:formula="of:=CONCATENATE([.C55];&quot;@mail.com&quot;)" office:value-type="string" office:string-value="usuario54@mail.com" calcext:value-type="string">
            <text:p>usuario54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IMA SW,S.A</text:p>
          </table:table-cell>
          <table:table-cell table:formula="of:=CONCATENATE(&quot;usuario&quot;;[.A56])" office:value-type="string" office:string-value="usuario55" calcext:value-type="string">
            <text:p>usuario55</text:p>
          </table:table-cell>
          <table:table-cell table:formula="of:=CONCATENATE([.C56];&quot;@mail.com&quot;)" office:value-type="string" office:string-value="usuario55@mail.com" calcext:value-type="string">
            <text:p>usuario55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UNDACION LOS CANEYES</text:p>
          </table:table-cell>
          <table:table-cell table:formula="of:=CONCATENATE(&quot;usuario&quot;;[.A57])" office:value-type="string" office:string-value="usuario56" calcext:value-type="string">
            <text:p>usuario56</text:p>
          </table:table-cell>
          <table:table-cell table:formula="of:=CONCATENATE([.C57];&quot;@mail.com&quot;)" office:value-type="string" office:string-value="usuario56@mail.com" calcext:value-type="string">
            <text:p>usuario56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ALDIR ALFONSO MONTUFAR BARRERA</text:p>
          </table:table-cell>
          <table:table-cell table:formula="of:=CONCATENATE(&quot;usuario&quot;;[.A58])" office:value-type="string" office:string-value="usuario57" calcext:value-type="string">
            <text:p>usuario57</text:p>
          </table:table-cell>
          <table:table-cell table:formula="of:=CONCATENATE([.C58];&quot;@mail.com&quot;)" office:value-type="string" office:string-value="usuario57@mail.com" calcext:value-type="string">
            <text:p>usuario57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RIA DE LA LUZ LEAL QUINTANILLA, ROLANDO GABRIEL ABREGO BAL</text:p>
          </table:table-cell>
          <table:table-cell table:formula="of:=CONCATENATE(&quot;usuario&quot;;[.A59])" office:value-type="string" office:string-value="usuario58" calcext:value-type="string">
            <text:p>usuario58</text:p>
          </table:table-cell>
          <table:table-cell table:formula="of:=CONCATENATE([.C59];&quot;@mail.com&quot;)" office:value-type="string" office:string-value="usuario58@mail.com" calcext:value-type="string">
            <text:p>usuario58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DWIN ABDIEL CEDEÑO VILLARREAL</text:p>
          </table:table-cell>
          <table:table-cell table:formula="of:=CONCATENATE(&quot;usuario&quot;;[.A60])" office:value-type="string" office:string-value="usuario59" calcext:value-type="string">
            <text:p>usuario59</text:p>
          </table:table-cell>
          <table:table-cell table:formula="of:=CONCATENATE([.C60];&quot;@mail.com&quot;)" office:value-type="string" office:string-value="usuario59@mail.com" calcext:value-type="string">
            <text:p>usuario59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NA MAE DELGADO ALVARADO</text:p>
          </table:table-cell>
          <table:table-cell table:formula="of:=CONCATENATE(&quot;usuario&quot;;[.A61])" office:value-type="string" office:string-value="usuario60" calcext:value-type="string">
            <text:p>usuario60</text:p>
          </table:table-cell>
          <table:table-cell table:formula="of:=CONCATENATE([.C61];&quot;@mail.com&quot;)" office:value-type="string" office:string-value="usuario60@mail.com" calcext:value-type="string">
            <text:p>usuario60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AVES 21,A., S.A.</text:p>
          </table:table-cell>
          <table:table-cell table:formula="of:=CONCATENATE(&quot;usuario&quot;;[.A62])" office:value-type="string" office:string-value="usuario61" calcext:value-type="string">
            <text:p>usuario61</text:p>
          </table:table-cell>
          <table:table-cell table:formula="of:=CONCATENATE([.C62];&quot;@mail.com&quot;)" office:value-type="string" office:string-value="usuario61@mail.com" calcext:value-type="string">
            <text:p>usuario61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OSE ANTONIO LORENZO PALMA, GABRIELA ELISA APARICIO OSES</text:p>
          </table:table-cell>
          <table:table-cell table:formula="of:=CONCATENATE(&quot;usuario&quot;;[.A63])" office:value-type="string" office:string-value="usuario62" calcext:value-type="string">
            <text:p>usuario62</text:p>
          </table:table-cell>
          <table:table-cell table:formula="of:=CONCATENATE([.C63];&quot;@mail.com&quot;)" office:value-type="string" office:string-value="usuario62@mail.com" calcext:value-type="string">
            <text:p>usuario62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INAN OKUR</text:p>
          </table:table-cell>
          <table:table-cell table:formula="of:=CONCATENATE(&quot;usuario&quot;;[.A64])" office:value-type="string" office:string-value="usuario63" calcext:value-type="string">
            <text:p>usuario63</text:p>
          </table:table-cell>
          <table:table-cell table:formula="of:=CONCATENATE([.C64];&quot;@mail.com&quot;)" office:value-type="string" office:string-value="usuario63@mail.com" calcext:value-type="string">
            <text:p>usuario63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QIN HONG SUN, MEIXIAN ZHANG</text:p>
          </table:table-cell>
          <table:table-cell table:formula="of:=CONCATENATE(&quot;usuario&quot;;[.A65])" office:value-type="string" office:string-value="usuario64" calcext:value-type="string">
            <text:p>usuario64</text:p>
          </table:table-cell>
          <table:table-cell table:formula="of:=CONCATENATE([.C65];&quot;@mail.com&quot;)" office:value-type="string" office:string-value="usuario64@mail.com" calcext:value-type="string">
            <text:p>usuario64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UNDACION TORRIMAE</text:p>
          </table:table-cell>
          <table:table-cell table:formula="of:=CONCATENATE(&quot;usuario&quot;;[.A66])" office:value-type="string" office:string-value="usuario65" calcext:value-type="string">
            <text:p>usuario65</text:p>
          </table:table-cell>
          <table:table-cell table:formula="of:=CONCATENATE([.C66];&quot;@mail.com&quot;)" office:value-type="string" office:string-value="usuario65@mail.com" calcext:value-type="string">
            <text:p>usuario65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HE SEAWAVES 22B CORP.</text:p>
          </table:table-cell>
          <table:table-cell table:formula="of:=CONCATENATE(&quot;usuario&quot;;[.A67])" office:value-type="string" office:string-value="usuario66" calcext:value-type="string">
            <text:p>usuario66</text:p>
          </table:table-cell>
          <table:table-cell table:formula="of:=CONCATENATE([.C67];&quot;@mail.com&quot;)" office:value-type="string" office:string-value="usuario66@mail.com" calcext:value-type="string">
            <text:p>usuario66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ROMOTORA CARIBE,S.A.</text:p>
          </table:table-cell>
          <table:table-cell table:formula="of:=CONCATENATE(&quot;usuario&quot;;[.A68])" office:value-type="string" office:string-value="usuario67" calcext:value-type="string">
            <text:p>usuario67</text:p>
          </table:table-cell>
          <table:table-cell table:formula="of:=CONCATENATE([.C68];&quot;@mail.com&quot;)" office:value-type="string" office:string-value="usuario67@mail.com" calcext:value-type="string">
            <text:p>usuario67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FAEL GUARISMA AGUILAR</text:p>
          </table:table-cell>
          <table:table-cell table:formula="of:=CONCATENATE(&quot;usuario&quot;;[.A69])" office:value-type="string" office:string-value="usuario68" calcext:value-type="string">
            <text:p>usuario68</text:p>
          </table:table-cell>
          <table:table-cell table:formula="of:=CONCATENATE([.C69];&quot;@mail.com&quot;)" office:value-type="string" office:string-value="usuario68@mail.com" calcext:value-type="string">
            <text:p>usuario68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OFUER FOUNDATION.</text:p>
          </table:table-cell>
          <table:table-cell table:formula="of:=CONCATENATE(&quot;usuario&quot;;[.A70])" office:value-type="string" office:string-value="usuario69" calcext:value-type="string">
            <text:p>usuario69</text:p>
          </table:table-cell>
          <table:table-cell table:formula="of:=CONCATENATE([.C70];&quot;@mail.com&quot;)" office:value-type="string" office:string-value="usuario69@mail.com" calcext:value-type="string">
            <text:p>usuario69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ROMOTORA CARIBE, S.A.</text:p>
          </table:table-cell>
          <table:table-cell table:formula="of:=CONCATENATE(&quot;usuario&quot;;[.A71])" office:value-type="string" office:string-value="usuario70" calcext:value-type="string">
            <text:p>usuario70</text:p>
          </table:table-cell>
          <table:table-cell table:formula="of:=CONCATENATE([.C71];&quot;@mail.com&quot;)" office:value-type="string" office:string-value="usuario70@mail.com" calcext:value-type="string">
            <text:p>usuario70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STEBAN SEBASTIAN GARCIA., MARINA PAULA JUANES</text:p>
          </table:table-cell>
          <table:table-cell table:formula="of:=CONCATENATE(&quot;usuario&quot;;[.A72])" office:value-type="string" office:string-value="usuario71" calcext:value-type="string">
            <text:p>usuario71</text:p>
          </table:table-cell>
          <table:table-cell table:formula="of:=CONCATENATE([.C72];&quot;@mail.com&quot;)" office:value-type="string" office:string-value="usuario71@mail.com" calcext:value-type="string">
            <text:p>usuario71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RCO ANTONIO BARREIRO CONTIN</text:p>
          </table:table-cell>
          <table:table-cell table:formula="of:=CONCATENATE(&quot;usuario&quot;;[.A73])" office:value-type="string" office:string-value="usuario72" calcext:value-type="string">
            <text:p>usuario72</text:p>
          </table:table-cell>
          <table:table-cell table:formula="of:=CONCATENATE([.C73];&quot;@mail.com&quot;)" office:value-type="string" office:string-value="usuario72@mail.com" calcext:value-type="string">
            <text:p>usuario72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ILDA MIRELLA MARTINEZ DE DE LA GUARDIA</text:p>
          </table:table-cell>
          <table:table-cell table:formula="of:=CONCATENATE(&quot;usuario&quot;;[.A74])" office:value-type="string" office:string-value="usuario73" calcext:value-type="string">
            <text:p>usuario73</text:p>
          </table:table-cell>
          <table:table-cell table:formula="of:=CONCATENATE([.C74];&quot;@mail.com&quot;)" office:value-type="string" office:string-value="usuario73@mail.com" calcext:value-type="string">
            <text:p>usuario73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W RENTAL, S.A.</text:p>
          </table:table-cell>
          <table:table-cell table:formula="of:=CONCATENATE(&quot;usuario&quot;;[.A75])" office:value-type="string" office:string-value="usuario74" calcext:value-type="string">
            <text:p>usuario74</text:p>
          </table:table-cell>
          <table:table-cell table:formula="of:=CONCATENATE([.C75];&quot;@mail.com&quot;)" office:value-type="string" office:string-value="usuario74@mail.com" calcext:value-type="string">
            <text:p>usuario74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OBERTO BENI AYERBE, LAURA ESTEBAN AGUDO</text:p>
          </table:table-cell>
          <table:table-cell table:formula="of:=CONCATENATE(&quot;usuario&quot;;[.A76])" office:value-type="string" office:string-value="usuario75" calcext:value-type="string">
            <text:p>usuario75</text:p>
          </table:table-cell>
          <table:table-cell table:formula="of:=CONCATENATE([.C76];&quot;@mail.com&quot;)" office:value-type="string" office:string-value="usuario75@mail.com" calcext:value-type="string">
            <text:p>usuario75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NDREA DE RISI</text:p>
          </table:table-cell>
          <table:table-cell table:formula="of:=CONCATENATE(&quot;usuario&quot;;[.A77])" office:value-type="string" office:string-value="usuario76" calcext:value-type="string">
            <text:p>usuario76</text:p>
          </table:table-cell>
          <table:table-cell table:formula="of:=CONCATENATE([.C77];&quot;@mail.com&quot;)" office:value-type="string" office:string-value="usuario76@mail.com" calcext:value-type="string">
            <text:p>usuario76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ERMAN IGNACIO TORRES, ZORAIDA RODRIGUEZ DE TORRES</text:p>
          </table:table-cell>
          <table:table-cell table:formula="of:=CONCATENATE(&quot;usuario&quot;;[.A78])" office:value-type="string" office:string-value="usuario77" calcext:value-type="string">
            <text:p>usuario77</text:p>
          </table:table-cell>
          <table:table-cell table:formula="of:=CONCATENATE([.C78];&quot;@mail.com&quot;)" office:value-type="string" office:string-value="usuario77@mail.com" calcext:value-type="string">
            <text:p>usuario77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ENRICUS PETRUS JOHANNES MARIA LEIJTEN, GLADYS HURTADO MUÑOZ</text:p>
          </table:table-cell>
          <table:table-cell table:formula="of:=CONCATENATE(&quot;usuario&quot;;[.A79])" office:value-type="string" office:string-value="usuario78" calcext:value-type="string">
            <text:p>usuario78</text:p>
          </table:table-cell>
          <table:table-cell table:formula="of:=CONCATENATE([.C79];&quot;@mail.com&quot;)" office:value-type="string" office:string-value="usuario78@mail.com" calcext:value-type="string">
            <text:p>usuario78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LAS 25 C, S.A.</text:p>
          </table:table-cell>
          <table:table-cell table:formula="of:=CONCATENATE(&quot;usuario&quot;;[.A80])" office:value-type="string" office:string-value="usuario79" calcext:value-type="string">
            <text:p>usuario79</text:p>
          </table:table-cell>
          <table:table-cell table:formula="of:=CONCATENATE([.C80];&quot;@mail.com&quot;)" office:value-type="string" office:string-value="usuario79@mail.com" calcext:value-type="string">
            <text:p>usuario79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HE SEAWAVES 25D,S.A</text:p>
          </table:table-cell>
          <table:table-cell table:formula="of:=CONCATENATE(&quot;usuario&quot;;[.A81])" office:value-type="string" office:string-value="usuario80" calcext:value-type="string">
            <text:p>usuario80</text:p>
          </table:table-cell>
          <table:table-cell table:formula="of:=CONCATENATE([.C81];&quot;@mail.com&quot;)" office:value-type="string" office:string-value="usuario80@mail.com" calcext:value-type="string">
            <text:p>usuario80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RICEL GARRIDO DE VARGAS, PASCUAL BARBARO VARGAS VILLAR</text:p>
          </table:table-cell>
          <table:table-cell table:formula="of:=CONCATENATE(&quot;usuario&quot;;[.A82])" office:value-type="string" office:string-value="usuario81" calcext:value-type="string">
            <text:p>usuario81</text:p>
          </table:table-cell>
          <table:table-cell table:formula="of:=CONCATENATE([.C82];&quot;@mail.com&quot;)" office:value-type="string" office:string-value="usuario81@mail.com" calcext:value-type="string">
            <text:p>usuario81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ABRIELA ALEGRE PANAY</text:p>
          </table:table-cell>
          <table:table-cell table:formula="of:=CONCATENATE(&quot;usuario&quot;;[.A83])" office:value-type="string" office:string-value="usuario82" calcext:value-type="string">
            <text:p>usuario82</text:p>
          </table:table-cell>
          <table:table-cell table:formula="of:=CONCATENATE([.C83];&quot;@mail.com&quot;)" office:value-type="string" office:string-value="usuario82@mail.com" calcext:value-type="string">
            <text:p>usuario82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ANSEA, INC.</text:p>
          </table:table-cell>
          <table:table-cell table:formula="of:=CONCATENATE(&quot;usuario&quot;;[.A84])" office:value-type="string" office:string-value="usuario83" calcext:value-type="string">
            <text:p>usuario83</text:p>
          </table:table-cell>
          <table:table-cell table:formula="of:=CONCATENATE([.C84];&quot;@mail.com&quot;)" office:value-type="string" office:string-value="usuario83@mail.com" calcext:value-type="string">
            <text:p>usuario83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ANIEL ESTEBAN MENDOZA, JOHANNA MARIA HERRERA MARINO</text:p>
          </table:table-cell>
          <table:table-cell table:formula="of:=CONCATENATE(&quot;usuario&quot;;[.A85])" office:value-type="string" office:string-value="usuario84" calcext:value-type="string">
            <text:p>usuario84</text:p>
          </table:table-cell>
          <table:table-cell table:formula="of:=CONCATENATE([.C85];&quot;@mail.com&quot;)" office:value-type="string" office:string-value="usuario84@mail.com" calcext:value-type="string">
            <text:p>usuario84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SCAR RONALDO LEON OLIVA</text:p>
          </table:table-cell>
          <table:table-cell table:formula="of:=CONCATENATE(&quot;usuario&quot;;[.A86])" office:value-type="string" office:string-value="usuario85" calcext:value-type="string">
            <text:p>usuario85</text:p>
          </table:table-cell>
          <table:table-cell table:formula="of:=CONCATENATE([.C86];&quot;@mail.com&quot;)" office:value-type="string" office:string-value="usuario85@mail.com" calcext:value-type="string">
            <text:p>usuario85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ADY BIVIANA EUSSE TANGARIFE</text:p>
          </table:table-cell>
          <table:table-cell table:formula="of:=CONCATENATE(&quot;usuario&quot;;[.A87])" office:value-type="string" office:string-value="usuario86" calcext:value-type="string">
            <text:p>usuario86</text:p>
          </table:table-cell>
          <table:table-cell table:formula="of:=CONCATENATE([.C87];&quot;@mail.com&quot;)" office:value-type="string" office:string-value="usuario86@mail.com" calcext:value-type="string">
            <text:p>usuario86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ATEL MOHANBHAI JERAM, AMAR MOHANBHAI PATEL</text:p>
          </table:table-cell>
          <table:table-cell table:formula="of:=CONCATENATE(&quot;usuario&quot;;[.A88])" office:value-type="string" office:string-value="usuario87" calcext:value-type="string">
            <text:p>usuario87</text:p>
          </table:table-cell>
          <table:table-cell table:formula="of:=CONCATENATE([.C88];&quot;@mail.com&quot;)" office:value-type="string" office:string-value="usuario87@mail.com" calcext:value-type="string">
            <text:p>usuario87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UNDACION MIGFRE2009</text:p>
          </table:table-cell>
          <table:table-cell table:formula="of:=CONCATENATE(&quot;usuario&quot;;[.A89])" office:value-type="string" office:string-value="usuario88" calcext:value-type="string">
            <text:p>usuario88</text:p>
          </table:table-cell>
          <table:table-cell table:formula="of:=CONCATENATE([.C89];&quot;@mail.com&quot;)" office:value-type="string" office:string-value="usuario88@mail.com" calcext:value-type="string">
            <text:p>usuario88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RIA LUCIA AMEGLIO VELASQUEZ</text:p>
          </table:table-cell>
          <table:table-cell table:formula="of:=CONCATENATE(&quot;usuario&quot;;[.A90])" office:value-type="string" office:string-value="usuario89" calcext:value-type="string">
            <text:p>usuario89</text:p>
          </table:table-cell>
          <table:table-cell table:formula="of:=CONCATENATE([.C90];&quot;@mail.com&quot;)" office:value-type="string" office:string-value="usuario89@mail.com" calcext:value-type="string">
            <text:p>usuario89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ETSY CRITINA VAN PRAAG BRACHO</text:p>
          </table:table-cell>
          <table:table-cell table:formula="of:=CONCATENATE(&quot;usuario&quot;;[.A91])" office:value-type="string" office:string-value="usuario90" calcext:value-type="string">
            <text:p>usuario90</text:p>
          </table:table-cell>
          <table:table-cell table:formula="of:=CONCATENATE([.C91];&quot;@mail.com&quot;)" office:value-type="string" office:string-value="usuario90@mail.com" calcext:value-type="string">
            <text:p>usuario90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GUSTIN LISANDRO LOPEZ TORRES</text:p>
          </table:table-cell>
          <table:table-cell table:formula="of:=CONCATENATE(&quot;usuario&quot;;[.A92])" office:value-type="string" office:string-value="usuario91" calcext:value-type="string">
            <text:p>usuario91</text:p>
          </table:table-cell>
          <table:table-cell table:formula="of:=CONCATENATE([.C92];&quot;@mail.com&quot;)" office:value-type="string" office:string-value="usuario91@mail.com" calcext:value-type="string">
            <text:p>usuario91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OMAIRA MICHELLE RODRIGUEZ DORATI, ROBERTO GONZALEZ JIMENEZ</text:p>
          </table:table-cell>
          <table:table-cell table:formula="of:=CONCATENATE(&quot;usuario&quot;;[.A93])" office:value-type="string" office:string-value="usuario92" calcext:value-type="string">
            <text:p>usuario92</text:p>
          </table:table-cell>
          <table:table-cell table:formula="of:=CONCATENATE([.C93];&quot;@mail.com&quot;)" office:value-type="string" office:string-value="usuario92@mail.com" calcext:value-type="string">
            <text:p>usuario92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DGARDO GALARZA ALTAMIRANDA, LUCIA MARGARITA RUSSO DE GALARZA</text:p>
          </table:table-cell>
          <table:table-cell table:formula="of:=CONCATENATE(&quot;usuario&quot;;[.A94])" office:value-type="string" office:string-value="usuario93" calcext:value-type="string">
            <text:p>usuario93</text:p>
          </table:table-cell>
          <table:table-cell table:formula="of:=CONCATENATE([.C94];&quot;@mail.com&quot;)" office:value-type="string" office:string-value="usuario93@mail.com" calcext:value-type="string">
            <text:p>usuario93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IPAKKUMAR RAMANLAL PATEL</text:p>
          </table:table-cell>
          <table:table-cell table:formula="of:=CONCATENATE(&quot;usuario&quot;;[.A95])" office:value-type="string" office:string-value="usuario94" calcext:value-type="string">
            <text:p>usuario94</text:p>
          </table:table-cell>
          <table:table-cell table:formula="of:=CONCATENATE([.C95];&quot;@mail.com&quot;)" office:value-type="string" office:string-value="usuario94@mail.com" calcext:value-type="string">
            <text:p>usuario94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ONATHAN JONES</text:p>
          </table:table-cell>
          <table:table-cell table:formula="of:=CONCATENATE(&quot;usuario&quot;;[.A96])" office:value-type="string" office:string-value="usuario95" calcext:value-type="string">
            <text:p>usuario95</text:p>
          </table:table-cell>
          <table:table-cell table:formula="of:=CONCATENATE([.C96];&quot;@mail.com&quot;)" office:value-type="string" office:string-value="usuario95@mail.com" calcext:value-type="string">
            <text:p>usuario95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SIANATLANTIC INVESTMENTS, CORP.</text:p>
          </table:table-cell>
          <table:table-cell table:formula="of:=CONCATENATE(&quot;usuario&quot;;[.A97])" office:value-type="string" office:string-value="usuario96" calcext:value-type="string">
            <text:p>usuario96</text:p>
          </table:table-cell>
          <table:table-cell table:formula="of:=CONCATENATE([.C97];&quot;@mail.com&quot;)" office:value-type="string" office:string-value="usuario96@mail.com" calcext:value-type="string">
            <text:p>usuario96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UNDACION LAXMI NARAYANA</text:p>
          </table:table-cell>
          <table:table-cell table:formula="of:=CONCATENATE(&quot;usuario&quot;;[.A98])" office:value-type="string" office:string-value="usuario97" calcext:value-type="string">
            <text:p>usuario97</text:p>
          </table:table-cell>
          <table:table-cell table:formula="of:=CONCATENATE([.C98];&quot;@mail.com&quot;)" office:value-type="string" office:string-value="usuario97@mail.com" calcext:value-type="string">
            <text:p>usuario97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CO CORPORATION.</text:p>
          </table:table-cell>
          <table:table-cell table:formula="of:=CONCATENATE(&quot;usuario&quot;;[.A99])" office:value-type="string" office:string-value="usuario98" calcext:value-type="string">
            <text:p>usuario98</text:p>
          </table:table-cell>
          <table:table-cell table:formula="of:=CONCATENATE([.C99];&quot;@mail.com&quot;)" office:value-type="string" office:string-value="usuario98@mail.com" calcext:value-type="string">
            <text:p>usuario98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LANCA NIEVES FLAMMIA</text:p>
          </table:table-cell>
          <table:table-cell table:formula="of:=CONCATENATE(&quot;usuario&quot;;[.A100])" office:value-type="string" office:string-value="usuario99" calcext:value-type="string">
            <text:p>usuario99</text:p>
          </table:table-cell>
          <table:table-cell table:formula="of:=CONCATENATE([.C100];&quot;@mail.com&quot;)" office:value-type="string" office:string-value="usuario99@mail.com" calcext:value-type="string">
            <text:p>usuario99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UNDACION EL NIÑO SANTO DE MAHOU</text:p>
          </table:table-cell>
          <table:table-cell table:formula="of:=CONCATENATE(&quot;usuario&quot;;[.A101])" office:value-type="string" office:string-value="usuario100" calcext:value-type="string">
            <text:p>usuario100</text:p>
          </table:table-cell>
          <table:table-cell table:formula="of:=CONCATENATE([.C101];&quot;@mail.com&quot;)" office:value-type="string" office:string-value="usuario100@mail.com" calcext:value-type="string">
            <text:p>usuario100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AWAVES 31A,S.A.</text:p>
          </table:table-cell>
          <table:table-cell table:formula="of:=CONCATENATE(&quot;usuario&quot;;[.A102])" office:value-type="string" office:string-value="usuario101" calcext:value-type="string">
            <text:p>usuario101</text:p>
          </table:table-cell>
          <table:table-cell table:formula="of:=CONCATENATE([.C102];&quot;@mail.com&quot;)" office:value-type="string" office:string-value="usuario101@mail.com" calcext:value-type="string">
            <text:p>usuario101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W RENTAL, S.A.</text:p>
          </table:table-cell>
          <table:table-cell table:formula="of:=CONCATENATE(&quot;usuario&quot;;[.A103])" office:value-type="string" office:string-value="usuario102" calcext:value-type="string">
            <text:p>usuario102</text:p>
          </table:table-cell>
          <table:table-cell table:formula="of:=CONCATENATE([.C103];&quot;@mail.com&quot;)" office:value-type="string" office:string-value="usuario102@mail.com" calcext:value-type="string">
            <text:p>usuario102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KRYZA III, CORP.</text:p>
          </table:table-cell>
          <table:table-cell table:formula="of:=CONCATENATE(&quot;usuario&quot;;[.A104])" office:value-type="string" office:string-value="usuario103" calcext:value-type="string">
            <text:p>usuario103</text:p>
          </table:table-cell>
          <table:table-cell table:formula="of:=CONCATENATE([.C104];&quot;@mail.com&quot;)" office:value-type="string" office:string-value="usuario103@mail.com" calcext:value-type="string">
            <text:p>usuario103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NDIN CORP.,</text:p>
          </table:table-cell>
          <table:table-cell table:formula="of:=CONCATENATE(&quot;usuario&quot;;[.A105])" office:value-type="string" office:string-value="usuario104" calcext:value-type="string">
            <text:p>usuario104</text:p>
          </table:table-cell>
          <table:table-cell table:formula="of:=CONCATENATE([.C105];&quot;@mail.com&quot;)" office:value-type="string" office:string-value="usuario104@mail.com" calcext:value-type="string">
            <text:p>usuario104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SCAR LAHUERTA ALMAZAN, CELIA LAHUERTA ALMAZAN</text:p>
          </table:table-cell>
          <table:table-cell table:formula="of:=CONCATENATE(&quot;usuario&quot;;[.A106])" office:value-type="string" office:string-value="usuario105" calcext:value-type="string">
            <text:p>usuario105</text:p>
          </table:table-cell>
          <table:table-cell table:formula="of:=CONCATENATE([.C106];&quot;@mail.com&quot;)" office:value-type="string" office:string-value="usuario105@mail.com" calcext:value-type="string">
            <text:p>usuario105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 SEAWAVES 32B, CORP.</text:p>
          </table:table-cell>
          <table:table-cell table:formula="of:=CONCATENATE(&quot;usuario&quot;;[.A107])" office:value-type="string" office:string-value="usuario106" calcext:value-type="string">
            <text:p>usuario106</text:p>
          </table:table-cell>
          <table:table-cell table:formula="of:=CONCATENATE([.C107];&quot;@mail.com&quot;)" office:value-type="string" office:string-value="usuario106@mail.com" calcext:value-type="string">
            <text:p>usuario106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YAZMINA ELVIRA ESCOBAR DAVID</text:p>
          </table:table-cell>
          <table:table-cell table:formula="of:=CONCATENATE(&quot;usuario&quot;;[.A108])" office:value-type="string" office:string-value="usuario107" calcext:value-type="string">
            <text:p>usuario107</text:p>
          </table:table-cell>
          <table:table-cell table:formula="of:=CONCATENATE([.C108];&quot;@mail.com&quot;)" office:value-type="string" office:string-value="usuario107@mail.com" calcext:value-type="string">
            <text:p>usuario107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LICIA HAYDEE NAVEYRA</text:p>
          </table:table-cell>
          <table:table-cell table:formula="of:=CONCATENATE(&quot;usuario&quot;;[.A109])" office:value-type="string" office:string-value="usuario108" calcext:value-type="string">
            <text:p>usuario108</text:p>
          </table:table-cell>
          <table:table-cell table:formula="of:=CONCATENATE([.C109];&quot;@mail.com&quot;)" office:value-type="string" office:string-value="usuario108@mail.com" calcext:value-type="string">
            <text:p>usuario108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NUEL HABDUL APOLAYO ALVARENGA</text:p>
          </table:table-cell>
          <table:table-cell table:formula="of:=CONCATENATE(&quot;usuario&quot;;[.A110])" office:value-type="string" office:string-value="usuario109" calcext:value-type="string">
            <text:p>usuario109</text:p>
          </table:table-cell>
          <table:table-cell table:formula="of:=CONCATENATE([.C110];&quot;@mail.com&quot;)" office:value-type="string" office:string-value="usuario109@mail.com" calcext:value-type="string">
            <text:p>usuario109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DGAR SANTIAGO PUJOL, CARMEN CECILIA FUENTES MONTENEGRO DE SANTIAGO</text:p>
          </table:table-cell>
          <table:table-cell table:formula="of:=CONCATENATE(&quot;usuario&quot;;[.A111])" office:value-type="string" office:string-value="usuario110" calcext:value-type="string">
            <text:p>usuario110</text:p>
          </table:table-cell>
          <table:table-cell table:formula="of:=CONCATENATE([.C111];&quot;@mail.com&quot;)" office:value-type="string" office:string-value="usuario110@mail.com" calcext:value-type="string">
            <text:p>usuario110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ARINA GONZALEZ CAMAÑO</text:p>
          </table:table-cell>
          <table:table-cell table:formula="of:=CONCATENATE(&quot;usuario&quot;;[.A112])" office:value-type="string" office:string-value="usuario111" calcext:value-type="string">
            <text:p>usuario111</text:p>
          </table:table-cell>
          <table:table-cell table:formula="of:=CONCATENATE([.C112];&quot;@mail.com&quot;)" office:value-type="string" office:string-value="usuario111@mail.com" calcext:value-type="string">
            <text:p>usuario111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EJANDRO DE LA ROSA OCAÑA</text:p>
          </table:table-cell>
          <table:table-cell table:formula="of:=CONCATENATE(&quot;usuario&quot;;[.A113])" office:value-type="string" office:string-value="usuario112" calcext:value-type="string">
            <text:p>usuario112</text:p>
          </table:table-cell>
          <table:table-cell table:formula="of:=CONCATENATE([.C113];&quot;@mail.com&quot;)" office:value-type="string" office:string-value="usuario112@mail.com" calcext:value-type="string">
            <text:p>usuario112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CB TRUST CORP</text:p>
          </table:table-cell>
          <table:table-cell table:formula="of:=CONCATENATE(&quot;usuario&quot;;[.A114])" office:value-type="string" office:string-value="usuario113" calcext:value-type="string">
            <text:p>usuario113</text:p>
          </table:table-cell>
          <table:table-cell table:formula="of:=CONCATENATE([.C114];&quot;@mail.com&quot;)" office:value-type="string" office:string-value="usuario113@mail.com" calcext:value-type="string">
            <text:p>usuario113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EAWAVES, 34 B, S.A.</text:p>
          </table:table-cell>
          <table:table-cell table:formula="of:=CONCATENATE(&quot;usuario&quot;;[.A115])" office:value-type="string" office:string-value="usuario114" calcext:value-type="string">
            <text:p>usuario114</text:p>
          </table:table-cell>
          <table:table-cell table:formula="of:=CONCATENATE([.C115];&quot;@mail.com&quot;)" office:value-type="string" office:string-value="usuario114@mail.com" calcext:value-type="string">
            <text:p>usuario114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ASIKO INTERNATIONAL S.A.</text:p>
          </table:table-cell>
          <table:table-cell table:formula="of:=CONCATENATE(&quot;usuario&quot;;[.A116])" office:value-type="string" office:string-value="usuario115" calcext:value-type="string">
            <text:p>usuario115</text:p>
          </table:table-cell>
          <table:table-cell table:formula="of:=CONCATENATE([.C116];&quot;@mail.com&quot;)" office:value-type="string" office:string-value="usuario115@mail.com" calcext:value-type="string">
            <text:p>usuario115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LAS 34D, S.A.</text:p>
          </table:table-cell>
          <table:table-cell table:formula="of:=CONCATENATE(&quot;usuario&quot;;[.A117])" office:value-type="string" office:string-value="usuario116" calcext:value-type="string">
            <text:p>usuario116</text:p>
          </table:table-cell>
          <table:table-cell table:formula="of:=CONCATENATE([.C117];&quot;@mail.com&quot;)" office:value-type="string" office:string-value="usuario116@mail.com" calcext:value-type="string">
            <text:p>usuario116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AWAVES 35A, S.A.</text:p>
          </table:table-cell>
          <table:table-cell table:formula="of:=CONCATENATE(&quot;usuario&quot;;[.A118])" office:value-type="string" office:string-value="usuario117" calcext:value-type="string">
            <text:p>usuario117</text:p>
          </table:table-cell>
          <table:table-cell table:formula="of:=CONCATENATE([.C118];&quot;@mail.com&quot;)" office:value-type="string" office:string-value="usuario117@mail.com" calcext:value-type="string">
            <text:p>usuario117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EAWAVES 35B,S.A.</text:p>
          </table:table-cell>
          <table:table-cell table:formula="of:=CONCATENATE(&quot;usuario&quot;;[.A119])" office:value-type="string" office:string-value="usuario118" calcext:value-type="string">
            <text:p>usuario118</text:p>
          </table:table-cell>
          <table:table-cell table:formula="of:=CONCATENATE([.C119];&quot;@mail.com&quot;)" office:value-type="string" office:string-value="usuario118@mail.com" calcext:value-type="string">
            <text:p>usuario118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H INTERNATIONAL FOUNDATION.</text:p>
          </table:table-cell>
          <table:table-cell table:formula="of:=CONCATENATE(&quot;usuario&quot;;[.A120])" office:value-type="string" office:string-value="usuario119" calcext:value-type="string">
            <text:p>usuario119</text:p>
          </table:table-cell>
          <table:table-cell table:formula="of:=CONCATENATE([.C120];&quot;@mail.com&quot;)" office:value-type="string" office:string-value="usuario119@mail.com" calcext:value-type="string">
            <text:p>usuario119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W SEABIRD, S.A.</text:p>
          </table:table-cell>
          <table:table-cell table:formula="of:=CONCATENATE(&quot;usuario&quot;;[.A121])" office:value-type="string" office:string-value="usuario120" calcext:value-type="string">
            <text:p>usuario120</text:p>
          </table:table-cell>
          <table:table-cell table:formula="of:=CONCATENATE([.C121];&quot;@mail.com&quot;)" office:value-type="string" office:string-value="usuario120@mail.com" calcext:value-type="string">
            <text:p>usuario120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EAWAVES 36A,S.A.</text:p>
          </table:table-cell>
          <table:table-cell table:formula="of:=CONCATENATE(&quot;usuario&quot;;[.A122])" office:value-type="string" office:string-value="usuario121" calcext:value-type="string">
            <text:p>usuario121</text:p>
          </table:table-cell>
          <table:table-cell table:formula="of:=CONCATENATE([.C122];&quot;@mail.com&quot;)" office:value-type="string" office:string-value="usuario121@mail.com" calcext:value-type="string">
            <text:p>usuario121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EAWAVES 36B,S.A.</text:p>
          </table:table-cell>
          <table:table-cell table:formula="of:=CONCATENATE(&quot;usuario&quot;;[.A123])" office:value-type="string" office:string-value="usuario122" calcext:value-type="string">
            <text:p>usuario122</text:p>
          </table:table-cell>
          <table:table-cell table:formula="of:=CONCATENATE([.C123];&quot;@mail.com&quot;)" office:value-type="string" office:string-value="usuario122@mail.com" calcext:value-type="string">
            <text:p>usuario122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NDREA MENEGATI., GLOBAL VILLAGE FOUNDATION</text:p>
          </table:table-cell>
          <table:table-cell table:formula="of:=CONCATENATE(&quot;usuario&quot;;[.A124])" office:value-type="string" office:string-value="usuario123" calcext:value-type="string">
            <text:p>usuario123</text:p>
          </table:table-cell>
          <table:table-cell table:formula="of:=CONCATENATE([.C124];&quot;@mail.com&quot;)" office:value-type="string" office:string-value="usuario123@mail.com" calcext:value-type="string">
            <text:p>usuario123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OLAS 36 D,S.A.</text:p>
          </table:table-cell>
          <table:table-cell table:formula="of:=CONCATENATE(&quot;usuario&quot;;[.A125])" office:value-type="string" office:string-value="usuario124" calcext:value-type="string">
            <text:p>usuario124</text:p>
          </table:table-cell>
          <table:table-cell table:formula="of:=CONCATENATE([.C125];&quot;@mail.com&quot;)" office:value-type="string" office:string-value="usuario124@mail.com" calcext:value-type="string">
            <text:p>usuario124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EAWAVES 37A,S.A.</text:p>
          </table:table-cell>
          <table:table-cell table:formula="of:=CONCATENATE(&quot;usuario&quot;;[.A126])" office:value-type="string" office:string-value="usuario125" calcext:value-type="string">
            <text:p>usuario125</text:p>
          </table:table-cell>
          <table:table-cell table:formula="of:=CONCATENATE([.C126];&quot;@mail.com&quot;)" office:value-type="string" office:string-value="usuario125@mail.com" calcext:value-type="string">
            <text:p>usuario125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ORNA ELIZABETH JENKINS SANCHEZ</text:p>
          </table:table-cell>
          <table:table-cell table:formula="of:=CONCATENATE(&quot;usuario&quot;;[.A127])" office:value-type="string" office:string-value="usuario126" calcext:value-type="string">
            <text:p>usuario126</text:p>
          </table:table-cell>
          <table:table-cell table:formula="of:=CONCATENATE([.C127];&quot;@mail.com&quot;)" office:value-type="string" office:string-value="usuario126@mail.com" calcext:value-type="string">
            <text:p>usuario126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W SEAMOON, S.A.</text:p>
          </table:table-cell>
          <table:table-cell table:formula="of:=CONCATENATE(&quot;usuario&quot;;[.A128])" office:value-type="string" office:string-value="usuario127" calcext:value-type="string">
            <text:p>usuario127</text:p>
          </table:table-cell>
          <table:table-cell table:formula="of:=CONCATENATE([.C128];&quot;@mail.com&quot;)" office:value-type="string" office:string-value="usuario127@mail.com" calcext:value-type="string">
            <text:p>usuario127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W SEARAY, S.A.</text:p>
          </table:table-cell>
          <table:table-cell table:formula="of:=CONCATENATE(&quot;usuario&quot;;[.A129])" office:value-type="string" office:string-value="usuario128" calcext:value-type="string">
            <text:p>usuario128</text:p>
          </table:table-cell>
          <table:table-cell table:formula="of:=CONCATENATE([.C129];&quot;@mail.com&quot;)" office:value-type="string" office:string-value="usuario128@mail.com" calcext:value-type="string">
            <text:p>usuario128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LOBAL FINANCIAL FUNDS CORP.</text:p>
          </table:table-cell>
          <table:table-cell table:formula="of:=CONCATENATE(&quot;usuario&quot;;[.A130])" office:value-type="string" office:string-value="usuario129" calcext:value-type="string">
            <text:p>usuario129</text:p>
          </table:table-cell>
          <table:table-cell table:formula="of:=CONCATENATE([.C130];&quot;@mail.com&quot;)" office:value-type="string" office:string-value="usuario129@mail.com" calcext:value-type="string">
            <text:p>usuario129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ARCO ANTONIO BATISTA FERNANDEZ, MARIA JOSE LEAL DE BATISTA</text:p>
          </table:table-cell>
          <table:table-cell table:formula="of:=CONCATENATE(&quot;usuario&quot;;[.A131])" office:value-type="string" office:string-value="usuario130" calcext:value-type="string">
            <text:p>usuario130</text:p>
          </table:table-cell>
          <table:table-cell table:formula="of:=CONCATENATE([.C131];&quot;@mail.com&quot;)" office:value-type="string" office:string-value="usuario130@mail.com" calcext:value-type="string">
            <text:p>usuario130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NVERSIONES CATEVE S.A.</text:p>
          </table:table-cell>
          <table:table-cell table:formula="of:=CONCATENATE(&quot;usuario&quot;;[.A132])" office:value-type="string" office:string-value="usuario131" calcext:value-type="string">
            <text:p>usuario131</text:p>
          </table:table-cell>
          <table:table-cell table:formula="of:=CONCATENATE([.C132];&quot;@mail.com&quot;)" office:value-type="string" office:string-value="usuario131@mail.com" calcext:value-type="string">
            <text:p>usuario131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UNDACION CAMINO DE CRUCES</text:p>
          </table:table-cell>
          <table:table-cell table:formula="of:=CONCATENATE(&quot;usuario&quot;;[.A133])" office:value-type="string" office:string-value="usuario132" calcext:value-type="string">
            <text:p>usuario132</text:p>
          </table:table-cell>
          <table:table-cell table:formula="of:=CONCATENATE([.C133];&quot;@mail.com&quot;)" office:value-type="string" office:string-value="usuario132@mail.com" calcext:value-type="string">
            <text:p>usuario132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ROMOTORA CARIBE, S.A.</text:p>
          </table:table-cell>
          <table:table-cell table:formula="of:=CONCATENATE(&quot;usuario&quot;;[.A134])" office:value-type="string" office:string-value="usuario133" calcext:value-type="string">
            <text:p>usuario133</text:p>
          </table:table-cell>
          <table:table-cell table:formula="of:=CONCATENATE([.C134];&quot;@mail.com&quot;)" office:value-type="string" office:string-value="usuario133@mail.com" calcext:value-type="string">
            <text:p>usuario133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AFAEL GONZALEZ FERNANDEZ PACHECO</text:p>
          </table:table-cell>
          <table:table-cell table:formula="of:=CONCATENATE(&quot;usuario&quot;;[.A135])" office:value-type="string" office:string-value="usuario134" calcext:value-type="string">
            <text:p>usuario134</text:p>
          </table:table-cell>
          <table:table-cell table:formula="of:=CONCATENATE([.C135];&quot;@mail.com&quot;)" office:value-type="string" office:string-value="usuario134@mail.com" calcext:value-type="string">
            <text:p>usuario134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ABITACULOS ,DISEÑO &amp; ARQUITECTURA,S.A.</text:p>
          </table:table-cell>
          <table:table-cell table:formula="of:=CONCATENATE(&quot;usuario&quot;;[.A136])" office:value-type="string" office:string-value="usuario135" calcext:value-type="string">
            <text:p>usuario135</text:p>
          </table:table-cell>
          <table:table-cell table:formula="of:=CONCATENATE([.C136];&quot;@mail.com&quot;)" office:value-type="string" office:string-value="usuario135@mail.com" calcext:value-type="string">
            <text:p>usuario135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JONATHAN JONES</text:p>
          </table:table-cell>
          <table:table-cell table:formula="of:=CONCATENATE(&quot;usuario&quot;;[.A137])" office:value-type="string" office:string-value="usuario136" calcext:value-type="string">
            <text:p>usuario136</text:p>
          </table:table-cell>
          <table:table-cell table:formula="of:=CONCATENATE([.C137];&quot;@mail.com&quot;)" office:value-type="string" office:string-value="usuario136@mail.com" calcext:value-type="string">
            <text:p>usuario136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 SEAWAVES 40A,CORP.</text:p>
          </table:table-cell>
          <table:table-cell table:formula="of:=CONCATENATE(&quot;usuario&quot;;[.A138])" office:value-type="string" office:string-value="usuario137" calcext:value-type="string">
            <text:p>usuario137</text:p>
          </table:table-cell>
          <table:table-cell table:formula="of:=CONCATENATE([.C138];&quot;@mail.com&quot;)" office:value-type="string" office:string-value="usuario137@mail.com" calcext:value-type="string">
            <text:p>usuario137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RAVIN RAMBHAI PATEL</text:p>
          </table:table-cell>
          <table:table-cell table:formula="of:=CONCATENATE(&quot;usuario&quot;;[.A139])" office:value-type="string" office:string-value="usuario138" calcext:value-type="string">
            <text:p>usuario138</text:p>
          </table:table-cell>
          <table:table-cell table:formula="of:=CONCATENATE([.C139];&quot;@mail.com&quot;)" office:value-type="string" office:string-value="usuario138@mail.com" calcext:value-type="string">
            <text:p>usuario138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HAYDEE CASTRO VALDES</text:p>
          </table:table-cell>
          <table:table-cell table:formula="of:=CONCATENATE(&quot;usuario&quot;;[.A140])" office:value-type="string" office:string-value="usuario139" calcext:value-type="string">
            <text:p>usuario139</text:p>
          </table:table-cell>
          <table:table-cell table:formula="of:=CONCATENATE([.C140];&quot;@mail.com&quot;)" office:value-type="string" office:string-value="usuario139@mail.com" calcext:value-type="string">
            <text:p>usuario139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OSCAR LAHUERTA ALMANZAN, CELIA LAHUERTA ALMANZAN</text:p>
          </table:table-cell>
          <table:table-cell table:formula="of:=CONCATENATE(&quot;usuario&quot;;[.A141])" office:value-type="string" office:string-value="usuario140" calcext:value-type="string">
            <text:p>usuario140</text:p>
          </table:table-cell>
          <table:table-cell table:formula="of:=CONCATENATE([.C141];&quot;@mail.com&quot;)" office:value-type="string" office:string-value="usuario140@mail.com" calcext:value-type="string">
            <text:p>usuario140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ROMOTORA CARIBE,S.A.</text:p>
          </table:table-cell>
          <table:table-cell table:formula="of:=CONCATENATE(&quot;usuario&quot;;[.A142])" office:value-type="string" office:string-value="usuario141" calcext:value-type="string">
            <text:p>usuario141</text:p>
          </table:table-cell>
          <table:table-cell table:formula="of:=CONCATENATE([.C142];&quot;@mail.com&quot;)" office:value-type="string" office:string-value="usuario141@mail.com" calcext:value-type="string">
            <text:p>usuario141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VINCENZO MAZZONE</text:p>
          </table:table-cell>
          <table:table-cell table:formula="of:=CONCATENATE(&quot;usuario&quot;;[.A143])" office:value-type="string" office:string-value="usuario142" calcext:value-type="string">
            <text:p>usuario142</text:p>
          </table:table-cell>
          <table:table-cell table:formula="of:=CONCATENATE([.C143];&quot;@mail.com&quot;)" office:value-type="string" office:string-value="usuario142@mail.com" calcext:value-type="string">
            <text:p>usuario142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RLOS ALBERTO SUAREZ PULIDO, MARTHA LUCIA MARTAN ESTRADA</text:p>
          </table:table-cell>
          <table:table-cell table:formula="of:=CONCATENATE(&quot;usuario&quot;;[.A144])" office:value-type="string" office:string-value="usuario143" calcext:value-type="string">
            <text:p>usuario143</text:p>
          </table:table-cell>
          <table:table-cell table:formula="of:=CONCATENATE([.C144];&quot;@mail.com&quot;)" office:value-type="string" office:string-value="usuario143@mail.com" calcext:value-type="string">
            <text:p>usuario143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ANAMA RICA, S.A.</text:p>
          </table:table-cell>
          <table:table-cell table:formula="of:=CONCATENATE(&quot;usuario&quot;;[.A145])" office:value-type="string" office:string-value="usuario144" calcext:value-type="string">
            <text:p>usuario144</text:p>
          </table:table-cell>
          <table:table-cell table:formula="of:=CONCATENATE([.C145];&quot;@mail.com&quot;)" office:value-type="string" office:string-value="usuario144@mail.com" calcext:value-type="string">
            <text:p>usuario144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PITAL TRUST &amp; FINANCE, INC.</text:p>
          </table:table-cell>
          <table:table-cell table:formula="of:=CONCATENATE(&quot;usuario&quot;;[.A146])" office:value-type="string" office:string-value="usuario145" calcext:value-type="string">
            <text:p>usuario145</text:p>
          </table:table-cell>
          <table:table-cell table:formula="of:=CONCATENATE([.C146];&quot;@mail.com&quot;)" office:value-type="string" office:string-value="usuario145@mail.com" calcext:value-type="string">
            <text:p>usuario145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RTURO ROGELIO HENDRICKS CHAVANNES</text:p>
          </table:table-cell>
          <table:table-cell table:formula="of:=CONCATENATE(&quot;usuario&quot;;[.A147])" office:value-type="string" office:string-value="usuario146" calcext:value-type="string">
            <text:p>usuario146</text:p>
          </table:table-cell>
          <table:table-cell table:formula="of:=CONCATENATE([.C147];&quot;@mail.com&quot;)" office:value-type="string" office:string-value="usuario146@mail.com" calcext:value-type="string">
            <text:p>usuario146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ELLARIS INTERNATIONAL.</text:p>
          </table:table-cell>
          <table:table-cell table:formula="of:=CONCATENATE(&quot;usuario&quot;;[.A148])" office:value-type="string" office:string-value="usuario147" calcext:value-type="string">
            <text:p>usuario147</text:p>
          </table:table-cell>
          <table:table-cell table:formula="of:=CONCATENATE([.C148];&quot;@mail.com&quot;)" office:value-type="string" office:string-value="usuario147@mail.com" calcext:value-type="string">
            <text:p>usuario147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OSEPH KOCEVAR</text:p>
          </table:table-cell>
          <table:table-cell table:formula="of:=CONCATENATE(&quot;usuario&quot;;[.A149])" office:value-type="string" office:string-value="usuario148" calcext:value-type="string">
            <text:p>usuario148</text:p>
          </table:table-cell>
          <table:table-cell table:formula="of:=CONCATENATE([.C149];&quot;@mail.com&quot;)" office:value-type="string" office:string-value="usuario148@mail.com" calcext:value-type="string">
            <text:p>usuario148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FRANCESCO RAGONA</text:p>
          </table:table-cell>
          <table:table-cell table:formula="of:=CONCATENATE(&quot;usuario&quot;;[.A150])" office:value-type="string" office:string-value="usuario149" calcext:value-type="string">
            <text:p>usuario149</text:p>
          </table:table-cell>
          <table:table-cell table:formula="of:=CONCATENATE([.C150];&quot;@mail.com&quot;)" office:value-type="string" office:string-value="usuario149@mail.com" calcext:value-type="string">
            <text:p>usuario149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EDY SANDRA GRIMALDO ARENAS, LUIS FERNANDO ESPARZA GRIMALDO</text:p>
          </table:table-cell>
          <table:table-cell table:formula="of:=CONCATENATE(&quot;usuario&quot;;[.A151])" office:value-type="string" office:string-value="usuario150" calcext:value-type="string">
            <text:p>usuario150</text:p>
          </table:table-cell>
          <table:table-cell table:formula="of:=CONCATENATE([.C151];&quot;@mail.com&quot;)" office:value-type="string" office:string-value="usuario150@mail.com" calcext:value-type="string">
            <text:p>usuario150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one</text:p>
          </table:table-cell>
          <table:table-cell table:formula="of:=CONCATENATE(&quot;usuario&quot;;[.A152])" office:value-type="string" office:string-value="usuario151" calcext:value-type="string">
            <text:p>usuario151</text:p>
          </table:table-cell>
          <table:table-cell table:formula="of:=CONCATENATE([.C152];&quot;@mail.com&quot;)" office:value-type="string" office:string-value="usuario151@mail.com" calcext:value-type="string">
            <text:p>usuario151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one</text:p>
          </table:table-cell>
          <table:table-cell table:formula="of:=CONCATENATE(&quot;usuario&quot;;[.A153])" office:value-type="string" office:string-value="usuario152" calcext:value-type="string">
            <text:p>usuario152</text:p>
          </table:table-cell>
          <table:table-cell table:formula="of:=CONCATENATE([.C153];&quot;@mail.com&quot;)" office:value-type="string" office:string-value="usuario152@mail.com" calcext:value-type="string">
            <text:p>usuario152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one</text:p>
          </table:table-cell>
          <table:table-cell table:formula="of:=CONCATENATE(&quot;usuario&quot;;[.A154])" office:value-type="string" office:string-value="usuario153" calcext:value-type="string">
            <text:p>usuario153</text:p>
          </table:table-cell>
          <table:table-cell table:formula="of:=CONCATENATE([.C154];&quot;@mail.com&quot;)" office:value-type="string" office:string-value="usuario153@mail.com" calcext:value-type="string">
            <text:p>usuario153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one</text:p>
          </table:table-cell>
          <table:table-cell table:formula="of:=CONCATENATE(&quot;usuario&quot;;[.A155])" office:value-type="string" office:string-value="usuario154" calcext:value-type="string">
            <text:p>usuario154</text:p>
          </table:table-cell>
          <table:table-cell table:formula="of:=CONCATENATE([.C155];&quot;@mail.com&quot;)" office:value-type="string" office:string-value="usuario154@mail.com" calcext:value-type="string">
            <text:p>usuario154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one</text:p>
          </table:table-cell>
          <table:table-cell table:formula="of:=CONCATENATE(&quot;usuario&quot;;[.A156])" office:value-type="string" office:string-value="usuario155" calcext:value-type="string">
            <text:p>usuario155</text:p>
          </table:table-cell>
          <table:table-cell table:formula="of:=CONCATENATE([.C156];&quot;@mail.com&quot;)" office:value-type="string" office:string-value="usuario155@mail.com" calcext:value-type="string">
            <text:p>usuario155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one</text:p>
          </table:table-cell>
          <table:table-cell table:formula="of:=CONCATENATE(&quot;usuario&quot;;[.A157])" office:value-type="string" office:string-value="usuario156" calcext:value-type="string">
            <text:p>usuario156</text:p>
          </table:table-cell>
          <table:table-cell table:formula="of:=CONCATENATE([.C157];&quot;@mail.com&quot;)" office:value-type="string" office:string-value="usuario156@mail.com" calcext:value-type="string">
            <text:p>usuario156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one</text:p>
          </table:table-cell>
          <table:table-cell table:formula="of:=CONCATENATE(&quot;usuario&quot;;[.A158])" office:value-type="string" office:string-value="usuario157" calcext:value-type="string">
            <text:p>usuario157</text:p>
          </table:table-cell>
          <table:table-cell table:formula="of:=CONCATENATE([.C158];&quot;@mail.com&quot;)" office:value-type="string" office:string-value="usuario157@mail.com" calcext:value-type="string">
            <text:p>usuario157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one</text:p>
          </table:table-cell>
          <table:table-cell table:formula="of:=CONCATENATE(&quot;usuario&quot;;[.A159])" office:value-type="string" office:string-value="usuario158" calcext:value-type="string">
            <text:p>usuario158</text:p>
          </table:table-cell>
          <table:table-cell table:formula="of:=CONCATENATE([.C159];&quot;@mail.com&quot;)" office:value-type="string" office:string-value="usuario158@mail.com" calcext:value-type="string">
            <text:p>usuario158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one</text:p>
          </table:table-cell>
          <table:table-cell table:formula="of:=CONCATENATE(&quot;usuario&quot;;[.A160])" office:value-type="string" office:string-value="usuario159" calcext:value-type="string">
            <text:p>usuario159</text:p>
          </table:table-cell>
          <table:table-cell table:formula="of:=CONCATENATE([.C160];&quot;@mail.com&quot;)" office:value-type="string" office:string-value="usuario159@mail.com" calcext:value-type="string">
            <text:p>usuario159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one</text:p>
          </table:table-cell>
          <table:table-cell table:formula="of:=CONCATENATE(&quot;usuario&quot;;[.A161])" office:value-type="string" office:string-value="usuario160" calcext:value-type="string">
            <text:p>usuario160</text:p>
          </table:table-cell>
          <table:table-cell table:formula="of:=CONCATENATE([.C161];&quot;@mail.com&quot;)" office:value-type="string" office:string-value="usuario160@mail.com" calcext:value-type="string">
            <text:p>usuario160@mail.com</text:p>
          </table:table-cell>
          <table:table-cell table:number-columns-repeated="2"/>
          <table:table-cell office:value-type="string" calcext:value-type="string">
            <text:p>$2y$10$.3NQ9Wn0CBPFvPM.eUkzIOIdY86T9YOK.yxbITaxRmAm6oP4YSbU6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016-5-18 11:0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01:31:19.758157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8T01:32:09.407044783</dc:date>
    <meta:editing-duration>PT13M8S</meta:editing-duration>
    <meta:editing-cycles>3</meta:editing-cycles>
    <meta:generator>LibreOffice/5.1.2.2$Linux_X86_64 LibreOffice_project/10m0$Build-2</meta:generator>
    <meta:document-statistic meta:table-count="3" meta:cell-count="3555" meta:object-count="0"/>
  </office:meta>
</office:document-meta>
</file>